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6"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7"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1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2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5"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7"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29"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0"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3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41"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e3321" fo:background-color="transparent" style:font-size-asian="12pt" style:font-weight-asian="normal" style:font-size-complex="12pt" style:font-weight-complex="normal"/>
    </style:style>
    <style:style style:name="P4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4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e3321" officeooo:paragraph-rsid="007e3321" fo:background-color="transparent" style:font-size-asian="12pt" style:font-weight-asian="normal" style:font-size-complex="12pt" style:font-weight-complex="normal"/>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82119e" fo:background-color="transparent" style:font-size-asian="12pt" style:font-weight-asian="normal" style:font-size-complex="12pt" style:font-weight-complex="normal"/>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5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6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6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6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6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6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6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6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6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6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7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7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72"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7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8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91" style:family="paragraph" style:parent-style-name="Text_20_body">
      <style:paragraph-properties fo:margin-top="0cm" fo:margin-bottom="0cm" style:contextual-spacing="false"/>
    </style:style>
    <style:style style:name="P92" style:family="paragraph" style:parent-style-name="Heading_20_2">
      <style:paragraph-properties fo:margin-top="0cm" fo:margin-bottom="0cm" style:contextual-spacing="false"/>
    </style:style>
    <style:style style:name="P93" style:family="paragraph" style:parent-style-name="Text_20_body">
      <style:paragraph-properties fo:margin-left="0cm" fo:margin-right="0cm" fo:margin-top="0cm" fo:margin-bottom="0cm" style:contextual-spacing="false" fo:orphans="2" fo:widows="2" fo:text-indent="0cm" style:auto-text-indent="false"/>
    </style:style>
    <style:style style:name="P94"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95" style:family="paragraph" style:parent-style-name="Text_20_body">
      <style:paragraph-properties fo:margin-top="0cm" fo:margin-bottom="0cm" style:contextual-spacing="false" fo:orphans="2" fo:widows="2"/>
    </style:style>
    <style:style style:name="P96"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97"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98"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99"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100"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0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0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1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transparent" style:font-size-asian="12pt" style:font-weight-asian="normal" style:font-size-complex="12pt" style:font-weight-complex="normal"/>
    </style:style>
    <style:style style:name="P1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transparent" style:font-size-asian="12pt" style:font-weight-asian="normal" style:font-size-complex="12pt" style:font-weight-complex="normal"/>
    </style:style>
    <style:style style:name="P1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c8142" officeooo:paragraph-rsid="008c8142" fo:background-color="transparent" style:font-size-asian="12pt" style:font-weight-asian="normal" style:font-size-complex="12pt" style:font-weight-complex="normal"/>
    </style:style>
    <style:style style:name="P1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transparent" style:font-size-asian="12pt" style:font-weight-asian="normal" style:font-size-complex="12pt" style:font-weight-complex="normal"/>
    </style:style>
    <style:style style:name="P1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f3f11" officeooo:paragraph-rsid="008f3f11" fo:background-color="transparent" style:font-size-asian="12pt" style:font-weight-asian="normal" style:font-size-complex="12pt" style:font-weight-complex="normal"/>
    </style:style>
    <style:style style:name="P1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81d41a" style:font-size-asian="12pt" style:font-weight-asian="normal" style:font-size-complex="12pt" style:font-weight-complex="normal"/>
    </style:style>
    <style:style style:name="P1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81d41a" style:font-size-asian="12pt" style:font-weight-asian="normal" style:font-size-complex="12pt" style:font-weight-complex="normal"/>
    </style:style>
    <style:style style:name="P1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81d41a" style:font-size-asian="12pt" style:font-weight-asian="normal" style:font-size-complex="12pt" style:font-weight-complex="normal"/>
    </style:style>
    <style:style style:name="P1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14" style:family="paragraph" style:parent-style-name="Text_20_body" style:list-style-name="L1">
      <style:paragraph-properties fo:margin-top="0cm" fo:margin-bottom="0cm" style:contextual-spacing="false" fo:orphans="2" fo:widows="2" fo:padding="0cm" fo:border="none"/>
    </style:style>
    <style:style style:name="P115" style:family="paragraph" style:parent-style-name="Text_20_body" style:list-style-name="L2">
      <style:paragraph-properties fo:margin-top="0cm" fo:margin-bottom="0cm" style:contextual-spacing="false" fo:orphans="2" fo:widows="2" fo:padding="0cm" fo:border="none"/>
    </style:style>
    <style:style style:name="P11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17"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11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9aea8" officeooo:paragraph-rsid="0089aea8" fo:background-color="transparent" style:font-size-asian="12pt" style:font-weight-asian="normal" style:font-size-complex="12pt" style:font-weight-complex="normal"/>
    </style:style>
    <style:style style:name="P11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2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81d41a" style:font-size-asian="12pt" style:font-weight-asian="normal" style:font-size-complex="12pt" style:font-weight-complex="normal"/>
    </style:style>
    <style:style style:name="P1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ffbf00"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6bc718" style:font-weight-asian="bold" style:font-weight-complex="bold"/>
    </style:style>
    <style:style style:name="T9" style:family="text">
      <style:text-properties fo:font-weight="bold" officeooo:rsid="0075ee56" style:font-weight-asian="bold" style:font-weight-complex="bold"/>
    </style:style>
    <style:style style:name="T10" style:family="text">
      <style:text-properties fo:font-weight="bold" fo:background-color="#81d41a" loext:char-shading-value="0" style:font-weight-asian="bold" style:font-weight-complex="bold"/>
    </style:style>
    <style:style style:name="T11" style:family="text">
      <style:text-properties fo:font-weight="bold" officeooo:rsid="007e3321" fo:background-color="#81d41a" loext:char-shading-value="0"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font-weight="bold" fo:background-color="#c9211e" loext:char-shading-value="0" style:font-weight-asian="bold" style:font-weight-complex="bold"/>
    </style:style>
    <style:style style:name="T14" style:family="text">
      <style:text-properties fo:font-weight="bold" officeooo:rsid="006d894d" fo:background-color="#c9211e" loext:char-shading-value="0" style:font-weight-asian="bold" style:font-weight-complex="bold"/>
    </style:style>
    <style:style style:name="T15" style:family="text">
      <style:text-properties fo:font-weight="bold" officeooo:rsid="0082921e" fo:background-color="#c9211e" loext:char-shading-value="0" style:font-weight-asian="bold" style:font-weight-complex="bold"/>
    </style:style>
    <style:style style:name="T16" style:family="text">
      <style:text-properties fo:background-color="#81d41a" loext:char-shading-value="0"/>
    </style:style>
    <style:style style:name="T17" style:family="text">
      <style:text-properties officeooo:rsid="007e312e" fo:background-color="#81d41a" loext:char-shading-value="0"/>
    </style:style>
    <style:style style:name="T18" style:family="text">
      <style:text-properties officeooo:rsid="007e3321" fo:background-color="#81d41a" loext:char-shading-value="0"/>
    </style:style>
    <style:style style:name="T19" style:family="text">
      <style:text-properties fo:background-color="#81d41a" loext:char-shading-value="0"/>
    </style:style>
    <style:style style:name="T20" style:family="text">
      <style:text-properties fo:color="#1b1b1b" loext:opacity="100%"/>
    </style:style>
    <style:style style:name="T21" style:family="text">
      <style:text-properties fo:color="#1b1b1b" loext:opacity="100%" style:text-line-through-style="none" style:text-line-through-type="none" style:text-blinking="false"/>
    </style:style>
    <style:style style:name="T22" style:family="text">
      <style:text-properties fo:color="#1b1b1b" loext:opacity="100%" style:text-line-through-style="none" style:text-line-through-type="none" fo:font-weight="bold" style:text-blinking="false" style:font-weight-asian="bold" style:font-weight-complex="bold"/>
    </style:style>
    <style:style style:name="T23" style:family="text">
      <style:text-properties fo:color="#1b1b1b" loext:opacity="100%" style:text-line-through-style="none" style:text-line-through-type="none" style:font-name="Liberation Serif" fo:font-weight="bold" style:text-blinking="false" style:font-weight-asian="bold" style:font-weight-complex="bold"/>
    </style:style>
    <style:style style:name="T24" style:family="text">
      <style:text-properties fo:color="#1b1b1b" loext:opacity="100%" style:text-line-through-style="none" style:text-line-through-type="none" style:font-name="Liberation Serif" fo:font-weight="bold" officeooo:rsid="0085707c" style:text-blinking="false" style:font-weight-asian="bold" style:font-weight-complex="bold"/>
    </style:style>
    <style:style style:name="T25" style:family="text">
      <style:text-properties fo:color="#1b1b1b" loext:opacity="100%" style:font-name="Inter" fo:font-weight="bold" officeooo:rsid="00450eaf" style:font-weight-asian="bold" style:font-weight-complex="bold"/>
    </style:style>
    <style:style style:name="T26" style:family="text">
      <style:text-properties fo:color="#1b1b1b" loext:opacity="100%" style:font-name="Inter" fo:font-weight="bold" officeooo:rsid="00560119" style:font-weight-asian="bold" style:font-weight-complex="bold"/>
    </style:style>
    <style:style style:name="T27" style:family="text">
      <style:text-properties fo:color="#1b1b1b" loext:opacity="100%" fo:font-weight="bold" style:font-weight-asian="bold" style:font-weight-complex="bold"/>
    </style:style>
    <style:style style:name="T28" style:family="text">
      <style:text-properties fo:color="#1b1b1b" loext:opacity="100%" fo:font-weight="bold" fo:background-color="#81d41a" loext:char-shading-value="0" style:font-weight-asian="bold" style:font-weight-complex="bold"/>
    </style:style>
    <style:style style:name="T29" style:family="text">
      <style:text-properties fo:color="#1b1b1b" loext:opacity="100%" style:font-name="Liberation Serif" fo:font-weight="bold" style:font-weight-asian="bold" style:font-weight-complex="bold" loext:padding="0cm" loext:border="none"/>
    </style:style>
    <style:style style:name="T30" style:family="text">
      <style:text-properties fo:color="#1b1b1b" loext:opacity="100%" style:font-name="Liberation Serif" loext:padding="0cm" loext:border="none"/>
    </style:style>
    <style:style style:name="T31" style:family="text">
      <style:text-properties fo:color="#1b1b1b" loext:opacity="100%" style:font-name="var font-code" fo:font-size="9.75pt" officeooo:rsid="007b30a1" loext:padding="0cm" loext:border="none"/>
    </style:style>
    <style:style style:name="T32" style:family="text">
      <style:text-properties fo:color="#1b1b1b" loext:opacity="100%" style:font-name="var font-code" fo:font-size="9.75pt" fo:font-weight="bold" officeooo:rsid="007b30a1" style:font-weight-asian="bold" style:font-weight-complex="bold" loext:padding="0cm" loext:border="none"/>
    </style:style>
    <style:style style:name="T33" style:family="text">
      <style:text-properties fo:color="#1b1b1b" loext:opacity="100%" style:font-name="Liberation Serif"/>
    </style:style>
    <style:style style:name="T34" style:family="text">
      <style:text-properties fo:color="#1b1b1b" loext:opacity="100%" style:font-name="Liberation Serif" fo:font-weight="bold" style:font-weight-asian="bold" style:font-weight-complex="bold"/>
    </style:style>
    <style:style style:name="T35" style:family="text">
      <style:text-properties fo:color="#1b1b1b" loext:opacity="100%" style:font-name="Liberation Serif" fo:font-weight="bold" officeooo:rsid="0085707c" style:font-weight-asian="bold" style:font-weight-complex="bold"/>
    </style:style>
    <style:style style:name="T36" style:family="text">
      <style:text-properties fo:color="#1b1b1b" loext:opacity="100%" style:font-name="Liberation Serif" officeooo:rsid="0085707c"/>
    </style:style>
    <style:style style:name="T37" style:family="text">
      <style:text-properties fo:color="#1b1b1b" loext:opacity="100%" style:font-name="Liberation Serif" officeooo:rsid="0085707c" fo:background-color="#81d41a" loext:char-shading-value="0"/>
    </style:style>
    <style:style style:name="T38" style:family="text">
      <style:text-properties fo:color="#1b1b1b" loext:opacity="100%" style:font-name="Liberation Serif" fo:background-color="#81d41a" loext:char-shading-value="0"/>
    </style:style>
    <style:style style:name="T39" style:family="text">
      <style:text-properties fo:color="#1b1b1b" loext:opacity="100%" officeooo:rsid="0085707c"/>
    </style:style>
    <style:style style:name="T40"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41"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42"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4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44" style:family="text">
      <style:text-properties fo:font-variant="normal" fo:text-transform="none" fo:color="#1b1b1b" loext:opacity="100%" style:font-name="Liberation Serif" fo:font-size="12pt" fo:letter-spacing="normal" fo:font-style="normal" fo:font-weight="normal"/>
    </style:style>
    <style:style style:name="T45" style:family="text">
      <style:text-properties fo:font-variant="normal" fo:text-transform="none" fo:color="#1b1b1b" loext:opacity="100%" style:font-name="Liberation Serif" fo:font-size="12pt" fo:letter-spacing="normal" fo:font-style="normal" fo:font-weight="normal" loext:padding="0cm" loext:border="none"/>
    </style:style>
    <style:style style:name="T46"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47"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48"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49"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50"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51"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52"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53"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54"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55"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56"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57"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58"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59" style:family="text">
      <style:text-properties style:font-name="Liberation Serif"/>
    </style:style>
    <style:style style:name="T60" style:family="text">
      <style:text-properties style:font-name="Liberation Serif" fo:font-size="12pt" style:font-size-asian="12pt" style:font-size-complex="12pt"/>
    </style:style>
    <style:style style:name="T61" style:family="text">
      <style:text-properties style:font-name="Liberation Serif" fo:font-size="12pt" style:font-size-asian="12pt" style:font-size-complex="12pt" loext:padding="0cm" loext:border="none"/>
    </style:style>
    <style:style style:name="T62" style:family="text">
      <style:text-properties style:font-name="Liberation Serif" fo:font-size="12pt" style:text-underline-style="none" fo:font-weight="bold" style:font-size-asian="12pt" style:font-weight-asian="bold" style:font-size-complex="12pt" style:font-weight-complex="bold"/>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56f1d3" style:font-weight-asian="bold" style:font-weight-complex="bold"/>
    </style:style>
    <style:style style:name="T66" style:family="text">
      <style:text-properties style:text-underline-style="solid" style:text-underline-width="auto" style:text-underline-color="font-color" fo:font-weight="bold" fo:background-color="#ffbf00" loext:char-shading-value="0" style:font-weight-asian="bold" style:font-weight-complex="bold"/>
    </style:style>
    <style:style style:name="T67" style:family="text">
      <style:text-properties style:text-underline-style="solid" style:text-underline-width="auto" style:text-underline-color="font-color" fo:font-weight="bold" fo:background-color="#ffff00" loext:char-shading-value="0" style:font-weight-asian="bold" style:font-weight-complex="bold"/>
    </style:style>
    <style:style style:name="T68" style:family="text">
      <style:text-properties fo:color="#000000" loext:opacity="100%" fo:font-weight="bold" fo:background-color="#ff4000" loext:char-shading-value="0" style:font-weight-asian="bold" style:font-weight-complex="bold"/>
    </style:style>
    <style:style style:name="T69" style:family="text">
      <style:text-properties fo:color="#000000" loext:opacity="100%" fo:font-weight="bold" officeooo:rsid="002881b9" fo:background-color="#ff4000" loext:char-shading-value="0" style:font-weight-asian="bold" style:font-weight-complex="bold"/>
    </style:style>
    <style:style style:name="T70" style:family="text">
      <style:text-properties fo:color="#000000" loext:opacity="100%" fo:font-weight="bold" officeooo:rsid="001775fa" fo:background-color="#ff4000" loext:char-shading-value="0" style:font-weight-asian="bold" style:font-weight-complex="bold"/>
    </style:style>
    <style:style style:name="T71" style:family="text">
      <style:text-properties fo:color="#000000" loext:opacity="100%" fo:font-weight="bold" officeooo:rsid="00450eaf" fo:background-color="#ff4000" loext:char-shading-value="0" style:font-weight-asian="bold" style:font-weight-complex="bold"/>
    </style:style>
    <style:style style:name="T72" style:family="text">
      <style:text-properties fo:color="#000000" loext:opacity="100%" officeooo:rsid="0075ee56"/>
    </style:style>
    <style:style style:name="T73" style:family="text">
      <style:text-properties officeooo:rsid="00328ef1"/>
    </style:style>
    <style:style style:name="T74" style:family="text">
      <style:text-properties officeooo:rsid="0034ecc9"/>
    </style:style>
    <style:style style:name="T75" style:family="text">
      <style:text-properties fo:background-color="#ffff00" loext:char-shading-value="0"/>
    </style:style>
    <style:style style:name="T76" style:family="text">
      <style:text-properties officeooo:rsid="0041bbda" fo:background-color="#ffff00" loext:char-shading-value="0"/>
    </style:style>
    <style:style style:name="T77" style:family="text">
      <style:text-properties officeooo:rsid="00450eaf"/>
    </style:style>
    <style:style style:name="T78" style:family="text">
      <style:text-properties officeooo:rsid="01618005"/>
    </style:style>
    <style:style style:name="T79" style:family="text">
      <style:text-properties officeooo:rsid="0049343f"/>
    </style:style>
    <style:style style:name="T80" style:family="text">
      <style:text-properties style:text-line-through-style="none" style:text-line-through-type="none" fo:font-weight="bold" style:text-blinking="false" style:font-weight-asian="bold" style:font-weight-complex="bold"/>
    </style:style>
    <style:style style:name="T81" style:family="text">
      <style:text-properties fo:font-size="12pt" fo:letter-spacing="normal" style:text-underline-style="none" fo:font-weight="bold" officeooo:rsid="00560119" style:font-size-asian="12pt" style:font-weight-asian="bold" style:font-size-complex="12pt" style:font-weight-complex="bold"/>
    </style:style>
    <style:style style:name="T82" style:family="text">
      <style:text-properties fo:font-size="12pt" fo:letter-spacing="normal" style:text-underline-style="none" officeooo:rsid="00450eaf" style:font-size-asian="12pt" style:font-weight-asian="normal" style:font-size-complex="12pt" style:font-weight-complex="normal"/>
    </style:style>
    <style:style style:name="T83" style:family="text">
      <style:text-properties fo:font-size="12pt" fo:letter-spacing="normal" style:text-underline-style="none" officeooo:rsid="002fbb6f" style:font-size-asian="12pt" style:font-weight-asian="normal" style:font-size-complex="12pt" style:font-weight-complex="normal"/>
    </style:style>
    <style:style style:name="T84" style:family="text">
      <style:text-properties officeooo:rsid="0056f1d3"/>
    </style:style>
    <style:style style:name="T85" style:family="text">
      <style:text-properties officeooo:rsid="005b6c51"/>
    </style:style>
    <style:style style:name="T86" style:family="text">
      <style:text-properties fo:background-color="#ffbf00" loext:char-shading-value="0"/>
    </style:style>
    <style:style style:name="T87" style:family="text">
      <style:text-properties officeooo:rsid="0067d59d"/>
    </style:style>
    <style:style style:name="T88" style:family="text">
      <style:text-properties officeooo:rsid="006bb745"/>
    </style:style>
    <style:style style:name="T89" style:family="text">
      <style:text-properties officeooo:rsid="006d894d"/>
    </style:style>
    <style:style style:name="T90" style:family="text">
      <style:text-properties officeooo:rsid="007033b3"/>
    </style:style>
    <style:style style:name="T91" style:family="text">
      <style:text-properties officeooo:rsid="00713eb6"/>
    </style:style>
    <style:style style:name="T92" style:family="text">
      <style:text-properties officeooo:rsid="0072e82e"/>
    </style:style>
    <style:style style:name="T93" style:family="text">
      <style:text-properties officeooo:rsid="006bc718"/>
    </style:style>
    <style:style style:name="T94" style:family="text">
      <style:text-properties fo:background-color="#ff0000" loext:char-shading-value="0"/>
    </style:style>
    <style:style style:name="T95" style:family="text">
      <style:text-properties fo:color="#c9211e" loext:opacity="100%"/>
    </style:style>
    <style:style style:name="T96" style:family="text">
      <style:text-properties fo:color="#c9211e" loext:opacity="100%" officeooo:rsid="0075ee56"/>
    </style:style>
    <style:style style:name="T97" style:family="text">
      <style:text-properties fo:color="#c9211e" loext:opacity="100%" fo:font-weight="bold" officeooo:rsid="007e3321" style:font-weight-asian="bold" style:font-weight-complex="bold"/>
    </style:style>
    <style:style style:name="T98" style:family="text">
      <style:text-properties officeooo:rsid="00778f92"/>
    </style:style>
    <style:style style:name="T99" style:family="text">
      <style:text-properties officeooo:rsid="007b30a1"/>
    </style:style>
    <style:style style:name="T100" style:family="text">
      <style:text-properties officeooo:rsid="007e3321"/>
    </style:style>
    <style:style style:name="T101" style:family="text">
      <style:text-properties officeooo:rsid="008451cc"/>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Mozilla-tutorial_local_library_website.odt</text:p>
      <text:p text:style-name="P14"><text:span text:style-name="T68">2023.12.28</text:span> </text:p>
      <text:p text:style-name="P14"><text:span text:style-name="T16">Создадим проект /home/oleg/Yandex.Disk/PYTHON_ubuntu/REPOS/</text:span><text:bookmark-start text:name="__DdeLink__20212_2075799204"/><text:span text:style-name="T10">Mozilla-tutorial_local_library_website</text:span><text:bookmark-end text:name="__DdeLink__20212_2075799204"/></text:p>
      <text:p text:style-name="P16"><text:span text:style-name="T16">Установим в окружении проекта </text:span><text:span text:style-name="T10">Django 5.0</text:span><text:span text:style-name="T1"> </text:span></text:p>
      <text:p text:style-name="P17">Внутри проекта <text:span text:style-name="T2">Mozilla-tutorial_local_library_website </text:span>создадим проект locallibrary</text:p>
      <text:p text:style-name="P55">django-admin startproject locallibrary</text:p>
      <text:h text:style-name="P7"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22">Создание приложения Каталог</text:span></text:a></text:h>
      <text:p text:style-name="P9">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56">cd <text:span text:style-name="T1">locallibrary</text:span></text:p>
      <text:p text:style-name="P56">python3 manage.py startapp <text:span text:style-name="T1">catalog</text:span></text:p>
      <text:h text:style-name="P7"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22">Регистрация папки с приложением</text:span></text:a></text:h>
      <text:p text:style-name="P9">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9"/>
      <text:p text:style-name="P9">INSTALLED_APPS = [</text:p>
      <text:p text:style-name="P9"><text:s text:c="4"/>'django.contrib.admin',</text:p>
      <text:p text:style-name="P9"><text:s text:c="4"/>'django.contrib.auth',</text:p>
      <text:p text:style-name="P9"><text:s text:c="4"/>'django.contrib.contenttypes',</text:p>
      <text:p text:style-name="P9"><text:s text:c="4"/>'django.contrib.sessions',</text:p>
      <text:p text:style-name="P9"><text:s text:c="4"/>'django.contrib.messages',</text:p>
      <text:p text:style-name="P9"><text:s text:c="4"/>'django.contrib.staticfiles',</text:p>
      <text:p text:style-name="P56"><text:s text:c="4"/><text:bookmark-start text:name="__DdeLink__20221_2075799204"/><text:span text:style-name="T1">'catalog.apps.CatalogConfig',</text:span><text:bookmark-end text:name="__DdeLink__20221_2075799204"/></text:p>
      <text:p text:style-name="P9">]</text:p>
      <text:p text:style-name="P9">Новая строка указывает на файл конфигурации приложения (CatalogConfig), который был создан в /locallibrary/catalog/apps.py , когда вы создали приложение.</text:p>
      <text:h text:style-name="P7"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22">Настройка базы данных</text:span></text:a></text:h>
      <text:p text:style-name="P9">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7"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22">Другие настройки проекта</text:span></text:a></text:h>
      <text:p text:style-name="P9"><text:s/>Измените <text:span text:style-name="T1">TIME_ZONE</text:span> на одну из строк из таблицы, которая отвечает вашему часовому поясу. Например:</text:p>
      <text:p text:style-name="P56">TIME_ZONE = 'Europe/Moscow'</text:p>
      <text:p text:style-name="P56">DEBUG = False</text:p>
      <text:p text:style-name="P9"><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7"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22">Подключение URL-адреса</text:span></text:a></text:h>
      <text:p text:style-name="P18">Файл locallibrary/locallibrary/<text:span text:style-name="T1">urls.py</text:span></text:p>
      <text:p text:style-name="P9">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9">f<text:span text:style-name="T16">rom django.urls import include</text:span></text:p>
      <text:p text:style-name="P56"/>
      <text:p text:style-name="P56">urlpatterns += [</text:p>
      <text:p text:style-name="P56"><text:s text:c="5"/>path('catalog/', include('catalog.urls')),</text:p>
      <text:p text:style-name="P56">]</text:p>
      <text:p text:style-name="P9"/>
      <text:p text:style-name="P9"><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9"/>
      <text:p text:style-name="P9">Добавьте следующие строчки, тоже в конец файла:</text:p>
      <text:p text:style-name="P9"/>
      <text:p text:style-name="P56"><text:bookmark-start text:name="__DdeLink__20226_2075799204"/># Добавьте URL соотношения, чтобы перенаправить запросы с корневого URL, на URL приложения</text:p>
      <text:p text:style-name="P56">from django.views.generic import RedirectView</text:p>
      <text:p text:style-name="P56">urlpatterns += [</text:p>
      <text:p text:style-name="P56"><text:s text:c="4"/>path('', RedirectView.as_view(url='/catalog/', permanent=True)),</text:p>
      <text:p text:style-name="P9">]<text:bookmark-end text:name="__DdeLink__20226_2075799204"/></text:p>
      <text:p text:style-name="P9">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9"/>
      <text:p text:style-name="P9">Добавьте последнюю часть в конец файла:</text:p>
      <text:p text:style-name="P56"><text:bookmark-start text:name="__DdeLink__20228_2075799204"/># Используйте static() чтобы добавить соотношения для статических файлов</text:p>
      <text:p text:style-name="P56"># Только на период разработки</text:p>
      <text:p text:style-name="P56">from django.conf import settings</text:p>
      <text:p text:style-name="P56">from django.conf.urls.static import static</text:p>
      <text:p text:style-name="P56"/>
      <text:p text:style-name="P56">urlpatterns += static(settings.STATIC_URL, document_root=settings.STATIC_ROOT)<text:bookmark-end text:name="__DdeLink__20228_2075799204"/></text:p>
      <text:p text:style-name="P11">Напоследок, создайте файл <text:bookmark-start text:name="__DdeLink__20230_2075799204"/>urls<text:bookmark-end text:name="__DdeLink__20230_2075799204"/>.py внутри папки catalog <text:span text:style-name="T16">locallibrary/catalog/urls.py</text:span>, </text:p>
      <text:p text:style-name="P11">и добавьте следующий код, чтобы определить (пустой) urlpatterns. Сюда мы будем добавлять наши URL соотношения, по мере разработки сайта.</text:p>
      <text:p text:style-name="P9"/>
      <text:p text:style-name="P56"><text:bookmark-start text:name="__DdeLink__20232_2075799204"/>from django.urls import path</text:p>
      <text:p text:style-name="P56">from . import views</text:p>
      <text:p text:style-name="P56"/>
      <text:p text:style-name="P56"/>
      <text:p text:style-name="P56">urlpatterns = [</text:p>
      <text:p text:style-name="P56"/>
      <text:p text:style-name="P57">]<text:bookmark-end text:name="__DdeLink__20232_2075799204"/></text:p>
      <text:h text:style-name="P8"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22">Запуск миграций базы данных</text:span></text:a></text:h>
      <text:p text:style-name="P9">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56">python3 manage.py makemigrations</text:p>
      <text:p text:style-name="P56">python3 manage.py migrate</text:p>
      <text:h text:style-name="P8"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27">Запуск сайта</text:span></text:a></text:h>
      <text:p text:style-name="P58">Создадим конфигурационный файл <text:s/><text:bookmark-start text:name="__DdeLink__20238_2075799204"/><text:span text:style-name="T2">local_library_website</text:span><text:bookmark-end text:name="__DdeLink__20238_2075799204"/></text:p>
      <text:p text:style-name="P89"><text:span text:style-name="T40">вы так же можете </text:span><text:span text:style-name="T41">указать различные компьютеры в вашей сети</text:span><text:span text:style-name="T40"> для </text:span><text:span text:style-name="T41">отладочн</text:span><text:span text:style-name="T42">ого</text:span><text:span text:style-name="T41"> сервер</text:span><text:span text:style-name="T42">а</text:span><text:span text:style-name="T40">.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43">django-admin и manage.py: отладочный сервер</text:span></text:a><text:span text:style-name="T40"> документации Django.</text:span></text:p>
      <text:p text:style-name="P80"/>
      <text:p text:style-name="P15"><text:span text:style-name="T68">2023.12.2</text:span><text:span text:style-name="T69">9</text:span></text:p>
      <text:h text:style-name="P1" text:outline-level="1"><text:a xlink:type="simple" xlink:href="https://developer.mozilla.org/ru/docs/Learn/Server-side/Django/Models" text:style-name="Internet_20_link" text:visited-style-name="Visited_20_Internet_20_Link"><text:span text:style-name="T59">Django учебник Часть 3: Использование моделей</text:span></text:a></text:h>
      <text:p text:style-name="P9"/>
      <text:p text:style-name="P9"/>
      <text:h text:style-name="P7"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22">Определение моделей LocalLibrary</text:span></text:a></text:h>
      <text:p text:style-name="P19">Файл locallibrary/catalog/<text:span text:style-name="T1">models.py</text:span></text:p>
      <text:p text:style-name="P19">f<text:span text:style-name="T16">rom django.db import models</text:span></text:p>
      <text:p text:style-name="P59"/>
      <text:p text:style-name="P59"># Create your models here.</text:p>
      <text:p text:style-name="P75"><text:a xlink:type="simple" xlink:href="https://developer.mozilla.org/ru/docs/Learn/Server-side/Django/Models#модель_жанра" text:style-name="Internet_20_link" text:visited-style-name="Visited_20_Internet_20_Link">Модель жанра</text:a></text:p>
      <text:p text:style-name="P9">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56">class <text:span text:style-name="T1">Genre</text:span>(models.Model):</text:p>
      <text:p text:style-name="P56"><text:s text:c="4"/>"""</text:p>
      <text:p text:style-name="P56"><text:s text:c="4"/>Model representing a book genre (e.g. Science Fiction, Non Fiction).</text:p>
      <text:p text:style-name="P56"><text:s text:c="4"/>"""</text:p>
      <text:p text:style-name="P56"><text:s text:c="4"/>name = models.CharField(max_length=200, help_text="Enter a book genre (e.g. Science Fiction, French Poetry etc.)")</text:p>
      <text:p text:style-name="P56"/>
      <text:p text:style-name="P56"><text:s text:c="4"/>def __str__(self):</text:p>
      <text:p text:style-name="P56"><text:s text:c="8"/>"""</text:p>
      <text:p text:style-name="P56"><text:s text:c="8"/>String for representing the Model object (in Admin site etc.)</text:p>
      <text:p text:style-name="P56"><text:s text:c="8"/>"""</text:p>
      <text:p text:style-name="P56"><text:s text:c="8"/>return self.name</text:p>
      <text:h text:style-name="P8" text:outline-level="3"><text:bookmark text:name="модель_книги"/><text:a xlink:type="simple" xlink:href="https://developer.mozilla.org/ru/docs/Learn/Server-side/Django/Models#модель_книги" text:style-name="Internet_20_link" text:visited-style-name="Visited_20_Internet_20_Link"><text:span text:style-name="T22">Модель книги</text:span></text:a></text:h>
      <text:p text:style-name="P9">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9">from django.urls import reverse #Used to generate URLs by reversing the URL patterns</text:p>
      <text:p text:style-name="P9"/>
      <text:p text:style-name="P56">class <text:span text:style-name="T1">Book</text:span>(models.Model):</text:p>
      <text:p text:style-name="P56"><text:s text:c="4"/>"""</text:p>
      <text:p text:style-name="P56"><text:s text:c="4"/>Model representing a book (but not a specific copy of a book).</text:p>
      <text:p text:style-name="P56"><text:s text:c="4"/>"""</text:p>
      <text:p text:style-name="P56"><text:s text:c="4"/>title = models.CharField(max_length=200)</text:p>
      <text:p text:style-name="P56"><text:s text:c="4"/>author = models.ForeignKey('Author', on_delete=models.SET_NULL, null=True)</text:p>
      <text:p text:style-name="P56"><text:s text:c="4"/># Foreign Key used because book can only have one author, but authors can have multiple books</text:p>
      <text:p text:style-name="P56"><text:s text:c="4"/># Author as a string rather than object because it hasn't been declared yet in the file.</text:p>
      <text:p text:style-name="P56"><text:s text:c="4"/>summary = models.TextField(max_length=1000, help_text="Enter a brief description of the book")</text:p>
      <text:p text:style-name="P56"><text:s text:c="4"/>isbn = models.CharField('ISBN',max_length=13, help_text='13 Character &lt;a href="https://www.isbn-international.org/content/what-isbn"&gt;ISBN number&lt;/a&gt;')</text:p>
      <text:p text:style-name="P56"><text:s text:c="4"/>genre = models.ManyToManyField(Genre, help_text="Select a genre for this book")</text:p>
      <text:p text:style-name="P56"><text:s text:c="4"/># ManyToManyField used because genre can contain many books. Books can cover many genres.</text:p>
      <text:p text:style-name="P56"><text:s text:c="4"/># Genre class has already been defined so we can specify the object above.</text:p>
      <text:p text:style-name="P56"/>
      <text:p text:style-name="P56"><text:s text:c="4"/>def __str__(self):</text:p>
      <text:p text:style-name="P56"><text:soft-page-break/><text:s text:c="8"/>"""</text:p>
      <text:p text:style-name="P56"><text:s text:c="8"/>String for representing the Model object.</text:p>
      <text:p text:style-name="P56"><text:s text:c="8"/>"""</text:p>
      <text:p text:style-name="P56"><text:s text:c="8"/>return self.title</text:p>
      <text:p text:style-name="P56"/>
      <text:p text:style-name="P56"/>
      <text:p text:style-name="P56"><text:s text:c="4"/>def get_absolute_url(self):</text:p>
      <text:p text:style-name="P56"><text:s text:c="8"/>"""</text:p>
      <text:p text:style-name="P56"><text:s text:c="8"/>Returns the url to access a particular book instance.</text:p>
      <text:p text:style-name="P56"><text:s text:c="8"/>"""</text:p>
      <text:p text:style-name="P56"><text:s text:c="8"/>return reverse('book-detail', args=[str(self.id)])</text:p>
      <text:p text:style-name="P56"/>
      <text:h text:style-name="P8" text:outline-level="3"><text:bookmark text:name="модель_bookinstance"/><text:a xlink:type="simple" xlink:href="https://developer.mozilla.org/ru/docs/Learn/Server-side/Django/Models#модель_bookinstance" text:style-name="Internet_20_link" text:visited-style-name="Visited_20_Internet_20_Link"><text:span text:style-name="T22">Модель BookInstance</text:span></text:a></text:h>
      <text:p text:style-name="P9">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9"/>
      <text:p text:style-name="P9">ForeignKey для идентификации связанной книги (в каждой книге может быть много копий, но в копии может быть только одна книга).</text:p>
      <text:p text:style-name="P9">CharField, для представления данных (конкретного выпуска) о книге.</text:p>
      <text:p text:style-name="P9"/>
      <text:p text:style-name="P9"/>
      <text:p text:style-name="P56"><text:bookmark-start text:name="__DdeLink__7849_3514633716"/>import uuid # Required for unique book instances</text:p>
      <text:p text:style-name="P56"/>
      <text:p text:style-name="P56">class BookInstance(models.Model):</text:p>
      <text:p text:style-name="P56"><text:s text:c="4"/>"""</text:p>
      <text:p text:style-name="P56"><text:s text:c="4"/>Model representing a specific copy of a book (i.e. that can be borrowed from the library).</text:p>
      <text:p text:style-name="P56"><text:s text:c="4"/>"""</text:p>
      <text:p text:style-name="P56"><text:s text:c="4"/>id = models.UUIDField(primary_key=True, default=uuid.uuid4, help_text="Unique ID for this particular book across whole library")</text:p>
      <text:p text:style-name="P56"><text:s text:c="4"/>book = models.ForeignKey('Book', on_delete=models.SET_NULL, null=True)</text:p>
      <text:p text:style-name="P56"><text:s text:c="4"/>imprint = models.CharField(max_length=200)</text:p>
      <text:p text:style-name="P56"><text:s text:c="4"/>due_back = models.DateField(null=True, blank=True)</text:p>
      <text:p text:style-name="P56"/>
      <text:p text:style-name="P56"><text:s text:c="4"/>LOAN_STATUS = (</text:p>
      <text:p text:style-name="P56"><text:s text:c="8"/>('m', 'Maintenance'),</text:p>
      <text:p text:style-name="P56"><text:s text:c="8"/>('o', 'On loan'),</text:p>
      <text:p text:style-name="P56"><text:s text:c="8"/>('a', 'Available'),</text:p>
      <text:p text:style-name="P56"><text:s text:c="8"/>('r', 'Reserved'),</text:p>
      <text:p text:style-name="P56"><text:s text:c="4"/>)</text:p>
      <text:p text:style-name="P56"/>
      <text:p text:style-name="P56"><text:s text:c="4"/>status = models.CharField(max_length=1, choices=LOAN_STATUS, blank=True, default='m', help_text='Book availability')</text:p>
      <text:p text:style-name="P56"/>
      <text:p text:style-name="P56"><text:s text:c="4"/>class Meta:</text:p>
      <text:p text:style-name="P56"><text:s text:c="8"/>ordering = ["due_back"]</text:p>
      <text:p text:style-name="P56"/>
      <text:p text:style-name="P56"/>
      <text:p text:style-name="P56"><text:s text:c="4"/>def __str__(self):</text:p>
      <text:p text:style-name="P56"><text:s text:c="8"/>"""</text:p>
      <text:p text:style-name="P56"><text:soft-page-break/><text:s text:c="8"/>String for representing the Model object</text:p>
      <text:p text:style-name="P56"><text:s text:c="8"/>"""</text:p>
      <text:p text:style-name="P56"><text:s text:c="8"/>return '%s (%s)' % (self.id,self.book.title)<text:bookmark-end text:name="__DdeLink__7849_3514633716"/></text:p>
      <text:p text:style-name="P9"/>
      <text:h text:style-name="P8" text:outline-level="3"><text:bookmark text:name="модель_автора"/><text:a xlink:type="simple" xlink:href="https://developer.mozilla.org/ru/docs/Learn/Server-side/Django/Models#модель_автора" text:style-name="Internet_20_link" text:visited-style-name="Visited_20_Internet_20_Link"><text:span text:style-name="T27">Модель автора</text:span></text:a></text:h>
      <text:p text:style-name="P56">class <text:span text:style-name="T1">Author</text:span>(models.Model):</text:p>
      <text:p text:style-name="P56"><text:s text:c="4"/>"""</text:p>
      <text:p text:style-name="P56"><text:s text:c="4"/>Model representing an author.</text:p>
      <text:p text:style-name="P56"><text:s text:c="4"/>"""</text:p>
      <text:p text:style-name="P56"><text:s text:c="4"/>first_name = models.CharField(max_length=100)</text:p>
      <text:p text:style-name="P56"><text:s text:c="4"/>last_name = models.CharField(max_length=100)</text:p>
      <text:p text:style-name="P56"><text:s text:c="4"/>date_of_birth = models.DateField(null=True, blank=True)</text:p>
      <text:p text:style-name="P56"><text:s text:c="4"/>date_of_death = models.DateField('Died', null=True, blank=True)</text:p>
      <text:p text:style-name="P56"/>
      <text:p text:style-name="P56"><text:s text:c="4"/>def get_absolute_url(self):</text:p>
      <text:p text:style-name="P56"><text:s text:c="8"/>"""</text:p>
      <text:p text:style-name="P56"><text:s text:c="8"/>Returns the url to access a particular author instance.</text:p>
      <text:p text:style-name="P56"><text:s text:c="8"/>"""</text:p>
      <text:p text:style-name="P56"><text:s text:c="8"/>return reverse('author-detail', args=[str(self.id)])</text:p>
      <text:p text:style-name="P56"/>
      <text:p text:style-name="P56"/>
      <text:p text:style-name="P56"><text:s text:c="4"/>def __str__(self):</text:p>
      <text:p text:style-name="P56"><text:s text:c="8"/>"""</text:p>
      <text:p text:style-name="P56"><text:s text:c="8"/>String for representing the Model object.</text:p>
      <text:p text:style-name="P56"><text:s text:c="8"/>"""</text:p>
      <text:p text:style-name="P56"><text:s text:c="8"/>return '%s, %s' % (self.last_name, self.first_name)</text:p>
      <text:p text:style-name="P9"/>
      <text:h text:style-name="P7"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21">Повторно выполнить миграцию базы данных</text:span></text:a></text:h>
      <text:p text:style-name="P5">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7"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22">Языковая модель - вызов</text:span></text:a></text:h>
      <text:p text:style-name="P22">С ГитХаб добавим класс <text:span text:style-name="T2">Language</text:span></text:p>
      <text:p text:style-name="P56">class <text:span text:style-name="T1">Language</text:span>(models.Model):</text:p>
      <text:p text:style-name="P56"><text:s text:c="4"/>"""Model representing a Language (e.g. English, French, Japanese, etc.)"""</text:p>
      <text:p text:style-name="P56"><text:s text:c="4"/>name = models.CharField(max_length=200,</text:p>
      <text:p text:style-name="P56"><text:s text:c="28"/>unique=True,</text:p>
      <text:p text:style-name="P56"><text:s text:c="28"/>help_text="Enter the book's natural language (e.g. English, French, Japanese etc.)")</text:p>
      <text:p text:style-name="P56"/>
      <text:p text:style-name="P56"><text:s text:c="4"/>def get_absolute_url(self):</text:p>
      <text:p text:style-name="P56"><text:s text:c="8"/>"""Returns the url to access a particular language instance."""</text:p>
      <text:p text:style-name="P56"><text:s text:c="8"/>return reverse('language-detail', args=[str(self.id)])</text:p>
      <text:p text:style-name="P56"/>
      <text:p text:style-name="P56"><text:s text:c="4"/>def __str__(self):</text:p>
      <text:p text:style-name="P56"><text:s text:c="8"/>"""String for representing the Model object (in Admin site etc.)"""</text:p>
      <text:p text:style-name="P56"><text:s text:c="8"/>return self.name</text:p>
      <text:p text:style-name="P20">Добавим в базу Language</text:p>
      <text:p text:style-name="P9">python3 manage.py makemigrations</text:p>
      <text:p text:style-name="P9">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7"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22">Регистрация моделей</text:span></text:a></text:h>
      <text:p text:style-name="P9">файл <text:span text:style-name="T1">admin.py </text:span>в папке приложения (/locallibrary/catalog/admin.py).</text:p>
      <text:p text:style-name="P56">from django.contrib import admin</text:p>
      <text:p text:style-name="P56"/>
      <text:p text:style-name="P56"># Register your models here.</text:p>
      <text:p text:style-name="P9">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9"/>
      <text:p text:style-name="P56"><text:bookmark-start text:name="__DdeLink__7856_3514633716"/>from .models import Author, Genre, Book, BookInstance, <text:span text:style-name="T1">Language</text:span><text:bookmark-end text:name="__DdeLink__7856_3514633716"/></text:p>
      <text:p text:style-name="P56"># Register your models here.</text:p>
      <text:p text:style-name="P56"/>
      <text:p text:style-name="P56">admin.site.register(Book)</text:p>
      <text:p text:style-name="P56">admin.site.register(Author)</text:p>
      <text:p text:style-name="P56">admin.site.register(Genre)</text:p>
      <text:p text:style-name="P56">admin.site.register(<text:span text:style-name="T1">Language</text:span>)</text:p>
      <text:p text:style-name="P56">admin.site.register(BookInstance)</text:p>
      <text:p text:style-name="P9"/>
      <text:h text:style-name="P7"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22">Создание суперпользователя</text:span></text:a></text:h>
      <text:p text:style-name="P56">python3 manage.py createsuperuser</text:p>
      <text:p text:style-name="P9">Имя пользователя (leave blank to use 'oleg'): </text:p>
      <text:p text:style-name="P9">Адрес электронной почты: shishatskiy@mail.ru</text:p>
      <text:p text:style-name="P9">Password: <text:span text:style-name="T73">123139</text:span></text:p>
      <text:p text:style-name="P9">Password (again): </text:p>
      <text:p text:style-name="P9">Введённый пароль слишком короткий. Он должен содержать как минимум 8 символов.</text:p>
      <text:p text:style-name="P9">Введённый пароль состоит только из цифр.</text:p>
      <text:p text:style-name="P9">Bypass password validation and create user anyway? [y/N]: y</text:p>
      <text:p text:style-name="P9">Superuser created successfully.</text:p>
      <text:h text:style-name="P7"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22">Вход в админ-панель и её использование</text:span></text:a></text:h>
      <text:p text:style-name="P9"><text:a xlink:type="simple" xlink:href="http://127.0.0.1:7000/admin/" text:style-name="Internet_20_link" text:visited-style-name="Visited_20_Internet_20_Link"><text:span text:style-name="T1">http://127.0.0.1:7000/admin/</text:span></text:a> </text:p>
      <text:h text:style-name="P12"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22">"Продвинутая" конфигурация</text:span></text:a></text:h>
      <text:p text:style-name="P9">- <text:span text:style-name="T74">настройки админ панели</text:span></text:p>
      <text:h text:style-name="P8"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22">Регистрация класса ModelAdmin</text:span></text:a></text:h>
      <text:p text:style-name="P10"><text:span text:style-name="T20">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27">ModelAdmin</text:span></text:a><text:span text:style-name="T20"> (он описывает расположение элементов интерфейса, где Model - наименование модели) и зарегистрировать его для использования с этой моделью.</text:span></text:p>
      <text:p text:style-name="P93"><text:span text:style-name="T44">Давайте начнём с модели Author. Откройте файл </text:span><text:span text:style-name="Strong_20_Emphasis"><text:span text:style-name="T50">admin.py</text:span></text:span><text:span text:style-name="T44"> в каталоге приложения (</text:span><text:span text:style-name="Strong_20_Emphasis"><text:span text:style-name="T44">/locallibrary/catalog/admin.py</text:span></text:span><text:span text:style-name="T44">). Закомментируйте исходную регистрацию (используя префикс #) этой модели:</text:span></text:p>
      <text:p text:style-name="P56"># admin.site.register(Author)</text:p>
      <text:p text:style-name="P9">Теперь добавьте новый класс AuthorAdmin и зарегистрируйте его как показано ниже:</text:p>
      <text:p text:style-name="P56"><text:bookmark-start text:name="__DdeLink__7864_3514633716"/># Define the admin class</text:p>
      <text:p text:style-name="P56">class AuthorAdmin(admin.ModelAdmin):</text:p>
      <text:p text:style-name="P56"><text:s text:c="4"/>pass</text:p>
      <text:p text:style-name="P56"/>
      <text:p text:style-name="P56"># Register the admin class with the associated model</text:p>
      <text:p text:style-name="P56">admin.site.register(Author, AuthorAdmin)<text:bookmark-end text:name="__DdeLink__7864_3514633716"/></text:p>
      <text:p text:style-name="P9">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9"/>
      <text:p text:style-name="P56"><text:soft-page-break/>#admin.site.register(Book)</text:p>
      <text:p text:style-name="P56">#admin.site.register(BookInstance)</text:p>
      <text:p text:style-name="P9">В этот раз для создания и регистрации новых моделей используем декоратор @register (он делает то же самое, что и метод admin.site.register()):</text:p>
      <text:p text:style-name="P9"># Register the Admin classes for Book using the decorator</text:p>
      <text:p text:style-name="P9"/>
      <text:p text:style-name="P9">@admin.register(Book)</text:p>
      <text:p text:style-name="P9">class BookAdmin(admin.ModelAdmin):</text:p>
      <text:p text:style-name="P9"><text:s text:c="4"/>pass</text:p>
      <text:p text:style-name="P9"/>
      <text:p text:style-name="P9"># Register the Admin classes for BookInstance using the decorator</text:p>
      <text:p text:style-name="P9"/>
      <text:p text:style-name="P9">@admin.register(BookInstance)</text:p>
      <text:p text:style-name="P9">class BookInstanceAdmin(admin.ModelAdmin):</text:p>
      <text:p text:style-name="P9"><text:s text:c="4"/>pass</text:p>
      <text:p text:style-name="P9"/>
      <text:p text:style-name="P9">Добавим код для задания особенностей интерфейса моделей.</text:p>
      <text:h text:style-name="P8"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22">Настройка отображения списков</text:span></text:a></text:h>
      <text:p text:style-name="P9"><text:span text:style-name="T20">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20"> (для добавления дополнительных полей).</text:span></text:p>
      <text:p text:style-name="P9">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9"/>
      <text:p text:style-name="P56"><text:bookmark-start text:name="__DdeLink__7867_3514633716"/>class AuthorAdmin(admin.ModelAdmin):</text:p>
      <text:p text:style-name="P56"><text:s text:c="4"/>list_display = ('last_name', 'first_name', 'date_of_birth', 'date_of_death')<text:bookmark-end text:name="__DdeLink__7867_3514633716"/></text:p>
      <text:p text:style-name="P9"/>
      <text:p text:style-name="P9">Перезапустите сайт и <text:span text:style-name="T16">перейдите</text:span> к списку авторов.</text:p>
      <text:p text:style-name="P9"/>
      <text:p text:style-name="P9">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9"/>
      <text:p text:style-name="P9"><text:bookmark-start text:name="__DdeLink__7869_3514633716"/>class BookAdmin(admin.ModelAdmin):</text:p>
      <text:p text:style-name="P9"><text:s text:c="4"/>list_display = ('title', 'author', 'display_genre')<text:bookmark-end text:name="__DdeLink__7869_3514633716"/></text:p>
      <text:p text:style-name="P9"/>
      <text:p text:style-name="P9"/>
      <text:p text:style-name="P9">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9"/>
      <text:p text:style-name="P56"><text:bookmark-start text:name="__DdeLink__7871_3514633716"/><text:s text:c="4"/>def display_genre(self):</text:p>
      <text:p text:style-name="P56"><text:s text:c="8"/>"""</text:p>
      <text:p text:style-name="P56"><text:s text:c="8"/>Creates a string for the Genre. This is required to display genre in Admin.</text:p>
      <text:p text:style-name="P56"><text:s text:c="8"/>"""</text:p>
      <text:p text:style-name="P56"><text:s text:c="8"/>return ', '.join([ genre.name for genre in self.genre.all()[:3] ])</text:p>
      <text:p text:style-name="P56"><text:s text:c="4"/>display_genre.short_description = 'Genre'<text:bookmark-end text:name="__DdeLink__7871_3514633716"/></text:p>
      <text:p text:style-name="P9"/>
      <text:p text:style-name="P9">После сохранения модели и обновления админ-панели, перезапустите её и перейдите на страницу списка Books. <text:span text:style-name="T16">Вы должны увидеть список книг, наподобие приведённого ниже</text:span>:</text:p>
      <text:p text:style-name="P9"/>
      <text:p text:style-name="P9"/>
      <text:h text:style-name="P8"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22">Добавление фильтров списка</text:span></text:a></text:h>
      <text:p text:style-name="P9">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9">class BookInstanceAdmin(admin.ModelAdmin):</text:p>
      <text:p text:style-name="P9"><text:s text:c="4"/>list_filter = ('status', 'due_back')</text:p>
      <text:h text:style-name="P8"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22">Формирование макета с подробным представлением</text:span></text:a></text:h>
      <text:p text:style-name="P73">Управление отображаемыми и вложенными полями</text:p>
      <text:p text:style-name="P9">Обновите ваш AuthorAdmin класс, чтобы добавить строку полей, как показано ниже (выделено полужирным шрифтом):</text:p>
      <text:p text:style-name="P9"><text:bookmark-start text:name="__DdeLink__7875_3514633716"/>class AuthorAdmin(admin.ModelAdmin):</text:p>
      <text:p text:style-name="P9"><text:s text:c="4"/>list_display = ('last_name', 'first_name', 'date_of_birth', 'date_of_death')</text:p>
      <text:p text:style-name="P9"><text:s text:c="4"/>fields = ['first_name', 'last_name', ('date_of_birth', 'date_of_death')]<text:bookmark-end text:name="__DdeLink__7875_3514633716"/></text:p>
      <text:p text:style-name="P9">Атрибут полей перечисляет только те поля, которые должны отображаться в форме, по порядку. <text:span text:style-name="T75">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72" text:outline-level="4"><text:bookmark text:name="разделение_на_секциивыделение_подробного_представления"/>Разделение на секции/Выделение подробного представления</text:h>
      <text:p text:style-name="P91"><text:span text:style-name="T60">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62">fieldsets</text:span></text:a><text:span text:style-name="T60"> .</text:span></text:p>
      <text:p text:style-name="P91"><text:span text:style-name="T60">В модели </text:span><text:span text:style-name="Source_20_Text"><text:span text:style-name="T61">BookInstance</text:span></text:span><text:span text:style-name="T60"> мы имеем информацию соответствия конкретной книги (т.е. </text:span><text:span text:style-name="Source_20_Text"><text:span text:style-name="T61">name</text:span></text:span><text:span text:style-name="T60">, </text:span><text:span text:style-name="Source_20_Text"><text:span text:style-name="T61">imprint</text:span></text:span><text:span text:style-name="T60">, and </text:span><text:span text:style-name="Source_20_Text"><text:span text:style-name="T61">id</text:span></text:span><text:span text:style-name="T60">) и датой когда она вновь станет доступной (</text:span><text:span text:style-name="Source_20_Text"><text:span text:style-name="T61">status</text:span></text:span><text:span text:style-name="T60">, </text:span><text:span text:style-name="Source_20_Text"><text:span text:style-name="T61">due_back</text:span></text:span><text:span text:style-name="T60">). Мы можем добавить их в разные секции, добавив текст жирным шрифтом в наш </text:span><text:span text:style-name="Source_20_Text"><text:span text:style-name="T61">BookInstanceAdmin</text:span></text:span><text:span text:style-name="T60"> класс.</text:span></text:p>
      <text:p text:style-name="P4"><text:bookmark-start text:name="__DdeLink__7879_3514633716"/>@admin.register(BookInstance)<text:bookmark-end text:name="__DdeLink__7879_3514633716"/></text:p>
      <text:p text:style-name="P4">class BookInstanceAdmin(admin.ModelAdmin):</text:p>
      <text:p text:style-name="P4"><text:s text:c="4"/>list_filter = ('status', 'due_back')</text:p>
      <text:p text:style-name="P4"/>
      <text:p text:style-name="P4"><text:s text:c="4"/>fieldsets = (</text:p>
      <text:p text:style-name="P4"><text:s text:c="8"/>(<text:span text:style-name="T1">None</text:span>, {</text:p>
      <text:p text:style-name="P4"><text:s text:c="12"/>'fields': ('book','imprint', 'id')</text:p>
      <text:p text:style-name="P4"><text:s text:c="8"/>}),</text:p>
      <text:p text:style-name="P4"><text:s text:c="8"/>('<text:span text:style-name="T1">Availability</text:span>', {</text:p>
      <text:p text:style-name="P4"><text:s text:c="12"/>'fields': ('status', 'due_back')</text:p>
      <text:p text:style-name="P4"><text:s text:c="8"/>}),</text:p>
      <text:p text:style-name="P4"><text:s text:c="4"/>)</text:p>
      <text:p text:style-name="P9">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9"/>
      <text:p text:style-name="P56">Перезапустите сайт и перейдите к списку экземпляров; форма должна отображаться следующим образом:</text:p>
      <text:h text:style-name="P8"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22">Встроенное редактирование связанных записей</text:span></text:a></text:h>
      <text:p text:style-name="P9">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9"><text:soft-page-break/><text:span text:style-name="T20">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63">s</text:span></text:a><text:span text:style-name="T20">,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20">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20"> (вертикальное расположение, так же как и в модели по умолчанию). Вы можете добавить </text:span><text:span text:style-name="Source_20_Text"><text:span text:style-name="T29">BookInstance</text:span></text:span><text:span text:style-name="T20"> информацию в подробное </text:span><text:span text:style-name="T27">описание </text:span><text:span text:style-name="Source_20_Text"><text:span text:style-name="T29">Book</text:span></text:span><text:span text:style-name="T27"> </text:span><text:span text:style-name="T20">, добавив строки, представленные ниже и располагающиеся рядом с </text:span><text:span text:style-name="Source_20_Text"><text:span text:style-name="T29">BookAdmin</text:span></text:span><text:span text:style-name="T20">:</text:span></text:p>
      <text:p text:style-name="P56"><text:bookmark-start text:name="__DdeLink__7882_3514633716"/>class BooksInstanceInline(admin.TabularInline):</text:p>
      <text:p text:style-name="P56"><text:s text:c="4"/>model = BookInstance<text:bookmark-end text:name="__DdeLink__7882_3514633716"/></text:p>
      <text:p text:style-name="P9"/>
      <text:p text:style-name="P9">@admin.register(Book)</text:p>
      <text:p text:style-name="P9">class BookAdmin(admin.ModelAdmin):</text:p>
      <text:p text:style-name="P9"><text:s text:c="4"/>list_display = ('title', 'author', 'display_genre')</text:p>
      <text:p text:style-name="P9"><text:s text:c="4"/><text:bookmark-start text:name="__DdeLink__7884_3514633716"/><text:span text:style-name="T16">inlines = [BooksInstanceInline]</text:span><text:bookmark-end text:name="__DdeLink__7884_3514633716"/></text:p>
      <text:p text:style-name="P9">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76">Не совсем, нужно разбираться, но что-то добавилось</text:span></text:p>
      <text:h text:style-name="P7"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21">Проверьте себя</text:span></text:a></text:h>
      <text:p text:style-name="P5">Мы многое изучили в этом разделе и теперь настало время вам самостоятельно попробовать несколько вещей:</text:p>
      <text:list xml:id="list11493241" text:style-name="L1">
        <text:list-item>
          <text:p text:style-name="P114"><text:span text:style-name="T44">Для представления списка </text:span><text:span text:style-name="Source_20_Text"><text:span text:style-name="T45">BookInstance</text:span></text:span><text:span text:style-name="T44"> , добавьте код для отображения книги, статуса, даты возврата, и id (вместо значения по умолчанию возвращаемого </text:span><text:span text:style-name="Source_20_Text"><text:span text:style-name="T45">__str__()</text:span></text:span><text:span text:style-name="T44"> ).</text:span></text:p>
        </text:list-item>
      </text:list>
      <text:p text:style-name="P6"/>
      <text:p text:style-name="P6"/>
      <text:list xml:id="list114502480648446" text:continue-numbering="true" text:style-name="L1">
        <text:list-item>
          <text:p text:style-name="P114"><text:span text:style-name="T44">Добавьте встроенный список перечня </text:span><text:span text:style-name="Source_20_Text"><text:span text:style-name="T45">Book</text:span></text:span><text:span text:style-name="T44"> в представление списка </text:span><text:span text:style-name="Source_20_Text"><text:span text:style-name="T45">Author</text:span></text:span><text:span text:style-name="T44"> , используя тот же самый подход, который мы применили для </text:span><text:span text:style-name="Source_20_Text"><text:span text:style-name="T45">Book</text:span></text:span><text:span text:style-name="T44">/</text:span><text:span text:style-name="Source_20_Text"><text:span text:style-name="T45">BookInstance</text:span></text:span><text:span text:style-name="T44">.</text:span></text:p>
        </text:list-item>
      </text:list>
      <text:p text:style-name="P21">Так понимаю добавить<text:bookmark-start text:name="__DdeLink__7888_3514633716"/><text:span text:style-name="T75"> <text:s text:c="4"/>inlines = [BooksInstanceInline]</text:span><text:bookmark-end text:name="__DdeLink__7888_3514633716"/></text:p>
      <text:p text:style-name="P21">в класс <text:span text:style-name="Source_20_Text"><text:span text:style-name="T29">Author</text:span></text:span><text:span text:style-name="Source_20_Text"><text:span text:style-name="T30"> </text:span></text:span></text:p>
      <text:p text:style-name="P83">ERRORS:</text:p>
      <text:p text:style-name="P83">&lt;class 'catalog.admin.BooksInstanceInline'&gt;: (admin.E202) 'catalog.BookInstance' has no ForeignKey to 'catalog.Author'.</text:p>
      <text:p text:style-name="P9"/>
      <text:p text:style-name="P13"><text:span text:style-name="T70">2023.12.</text:span><text:span text:style-name="T71">30</text:span> <text:s/></text:p>
      <text:p text:style-name="P23"><text:span text:style-name="T77">Сделаем коммит (</text:span><text:bookmark-start text:name="__DdeLink__8757_2409993135"/><text:span text:style-name="T3">admin-pannel works at http://127.0.0.1:7000/admin/</text:span><text:bookmark-end text:name="__DdeLink__8757_2409993135"/><text:span text:style-name="T77">) и разместим </text:span><text:span text:style-name="T3">Mozilla-tutorial_local_library_website</text:span><text:span text:style-name="T77"> на </text:span>ГитХаб</text:p>
      <text:p text:style-name="P68">git remote add origin git@github.com:sprinter4646/Mozilla-tutorial_local_library_website.git</text:p>
      <text:p text:style-name="P68">git branch -M main</text:p>
      <text:p text:style-name="P68">git push -u origin main</text:p>
      <text:p text:style-name="P9"/>
      <text:p text:style-name="P9">(.venv) oleg@oleg-MS-7C52:~/Yandex.Disk/PYTHON_ubuntu/REPOS/Mozilla-tutorial_local_library_website/locallibrary$ <text:span text:style-name="T16">git remote add origin git@github.com:sprinter4646/Mozilla-tutorial_local_library_website.git</text:span></text:p>
      <text:p text:style-name="P56">git branch -M main</text:p>
      <text:p text:style-name="P56">git push -u origin main</text:p>
      <text:p text:style-name="P9">Перечисление объектов: 32, готово.</text:p>
      <text:p text:style-name="P9">Подсчет объектов: 100% (32/32), готово.</text:p>
      <text:p text:style-name="P9">При сжатии изменений используется до 12 потоков</text:p>
      <text:p text:style-name="P9">Сжатие объектов: 100% (31/31), готово.</text:p>
      <text:p text:style-name="P9">Запись объектов: 100% (32/32), 69.17 КиБ | 11.53 МиБ/с, готово.</text:p>
      <text:p text:style-name="P9">Всего 32 (изменений 2), повторно использовано 0 (изменений 0), повторно использовано пакетов 0</text:p>
      <text:p text:style-name="P9">remote: Resolving deltas: 100% (2/2), done.</text:p>
      <text:p text:style-name="P9">To github.com:sprinter4646/Mozilla-tutorial_local_library_website.git</text:p>
      <text:p text:style-name="P9"><text:s/>* [new branch] <text:s text:c="5"/>main -&gt; main</text:p>
      <text:p text:style-name="P56"><text:soft-page-break/>Ветка «main» отслеживает внешнюю ветку «main» из «origin».</text:p>
      <text:p text:style-name="P69">Далее быстро составляем сайт <text:s/><text:span text:style-name="T2">locallibrary</text:span><text:span text:style-name="T78"> </text:span>чтобы быстрее добраться до <text:span text:style-name="T1">Часть 8: Аутентификация и авторизация пользователя</text:span> <text:span text:style-name="T79">не отвлекаясь на подробности и решения и вызовы</text:span></text:p>
      <text:p text:style-name="P75"><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7"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80">Определяем URL-адреса страниц</text:span></text:a></text:h>
      <text:p text:style-name="P93"><text:span text:style-name="T44">По сути, так как для конечных пользователей, данная версия сайта </text:span><text:span text:style-name="Emphasis"><text:span text:style-name="T44">LocalLibrary</text:span></text:span><text:span text:style-name="T44"> является read-only (только для чтения), то нам надо создать домашнюю страницу и страницы, которые будут </text:span><text:span text:style-name="Emphasis"><text:span text:style-name="T44">показывать</text:span></text:span><text:span text:style-name="T44"> списки авторов и книг, а также детальную информацию о них, соответственно.</text:span></text:p>
      <text:p text:style-name="P5">Перечислим URL-адреса, которые понадобятся для наших страниц:</text:p>
      <text:list xml:id="list2751732518" text:style-name="L2">
        <text:list-item>
          <text:p text:style-name="P115"><text:span text:style-name="Source_20_Text"><text:span text:style-name="T45">catalog/</text:span></text:span><text:span text:style-name="T44"> — Домашняя/индексная страница.</text:span></text:p>
        </text:list-item>
        <text:list-item>
          <text:p text:style-name="P115"><text:span text:style-name="Source_20_Text"><text:span text:style-name="T45">catalog/books/</text:span></text:span><text:span text:style-name="T44"> — Список всех книг.</text:span></text:p>
        </text:list-item>
        <text:list-item>
          <text:p text:style-name="P115"><text:span text:style-name="Source_20_Text"><text:span text:style-name="T45">catalog/authors/</text:span></text:span><text:span text:style-name="T44"> — Список всех авторов.</text:span></text:p>
        </text:list-item>
        <text:list-item>
          <text:p text:style-name="P115"><text:span text:style-name="Source_20_Text"><text:span text:style-name="T45">catalog/book/&lt;id&gt;</text:span></text:span><text:span text:style-name="T44"> — Детальная информация для определённой книги со значением первичного ключа равного </text:span><text:span text:style-name="Source_20_Text"><text:span text:style-name="T45">&lt;id&gt;</text:span></text:span><text:span text:style-name="T44">. Например, </text:span><text:span text:style-name="Source_20_Text"><text:span text:style-name="T45">/catalog/book/3</text:span></text:span><text:span text:style-name="T44">, для </text:span><text:span text:style-name="Source_20_Text"><text:span text:style-name="T45">id = 3</text:span></text:span><text:span text:style-name="T44">.</text:span></text:p>
        </text:list-item>
        <text:list-item>
          <text:p text:style-name="P115"><text:span text:style-name="Source_20_Text"><text:span text:style-name="T45">catalog/author/&lt;id&gt;</text:span></text:span><text:span text:style-name="T44"> — Детальная информация для определённого автора со значением первичного ключа равного </text:span><text:span text:style-name="Source_20_Text"><text:span text:style-name="T45">&lt;id&gt;</text:span></text:span><text:span text:style-name="T44">. Например, </text:span><text:span text:style-name="Source_20_Text"><text:span text:style-name="T45">/catalog/author/11</text:span></text:span><text:span text:style-name="T44">, для автора с </text:span><text:span text:style-name="Source_20_Text"><text:span text:style-name="T45">id = 11</text:span></text:span><text:span text:style-name="T44">.</text:span></text:p>
        </text:list-item>
      </text:list>
      <text:h text:style-name="P92"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56">Создание главной страницы сайта</text:span></text:a></text:h>
      <text:p text:style-name="P93"><text:span text:style-name="T46">Первой страницей, которую мы создадим, будет главная страница сайта (</text:span><text:span text:style-name="Source_20_Text"><text:span text:style-name="T47">catalog/</text:span></text:span><text:span text:style-name="T46">).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51">URL-преобразование</text:span><text:span text:style-name="T46">, затем </text:span><text:span text:style-name="T51">отображение</text:span><text:span text:style-name="T46"> и </text:span><text:span text:style-name="T51">шаблон</text:span><text:span text:style-name="T46">.</text:span></text:p>
      <text:p text:style-name="P97">Внутри нашего каталога приложения откройте locallibrary/catalog/<text:span text:style-name="T1">urls.py</text:span> и поместите в него текст, отмеченный жирным, ниже.</text:p>
      <text:p text:style-name="P98"><text:bookmark-start text:name="__DdeLink__8763_2409993135"/>urlpatterns = [</text:p>
      <text:p text:style-name="P99"><text:s text:c="4"/>path('', views.<text:span text:style-name="T1">index</text:span>, <text:span text:style-name="T1">name</text:span>='<text:span text:style-name="T1">index</text:span>'),</text:p>
      <text:p text:style-name="P100">]</text:p>
      <text:p text:style-name="P9"><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9"/>
      <text:p text:style-name="P9">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9"/>
      <text:p text:style-name="P9">&lt;a href="{% url '<text:span text:style-name="T1">index</text:span>' %}"&gt;Home&lt;/a&gt;.</text:p>
      <text:p text:style-name="P9"/>
      <text:h text:style-name="P8"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80">Отображения (на основе функций)</text:span></text:a></text:h>
      <text:p text:style-name="P93"><text:span text:style-name="T44">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44">получает информацию о количестве записей </text:span><text:span text:style-name="Source_20_Text"><text:span text:style-name="T45">Book</text:span></text:span><text:span text:style-name="T44">, </text:span><text:span text:style-name="Source_20_Text"><text:span text:style-name="T45">BookInstance</text:span></text:span><text:span text:style-name="T44">, доступности </text:span><text:span text:style-name="Source_20_Text"><text:span text:style-name="T45">BookInstance</text:span></text:span><text:span text:style-name="T44">, а также записи </text:span><text:span text:style-name="Source_20_Text"><text:span text:style-name="T45">Author</text:span></text:span><text:span text:style-name="T44">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93"><text:span text:style-name="T44">Откройте </text:span><text:span text:style-name="Strong_20_Emphasis"><text:span text:style-name="T44">catalog/</text:span></text:span><text:span text:style-name="Strong_20_Emphasis"><text:span text:style-name="T50">views.py</text:span></text:span><text:span text:style-name="T44">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52">render()</text:span></text:a><text:span text:style-name="T44"> - функцию, которая генерирует HTML-файлы при помощи шаблонов страниц и соответствующих данных.</text:span></text:p>
      <text:p text:style-name="P5">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5">from .models import Book, Author, BookInstance, Genre</text:p>
      <text:p text:style-name="P5"/>
      <text:p text:style-name="P5">def index(request):</text:p>
      <text:p text:style-name="P5"><text:s text:c="4"/>"""</text:p>
      <text:p text:style-name="P5"><text:s text:c="4"/>Функция отображения для домашней страницы сайта.</text:p>
      <text:p text:style-name="P5"><text:s text:c="4"/>"""</text:p>
      <text:p text:style-name="P5"><text:s text:c="4"/># Генерация "количеств" некоторых главных объектов</text:p>
      <text:p text:style-name="P5"><text:s text:c="4"/>num_books=Book.objects.all().count()</text:p>
      <text:p text:style-name="P5"><text:s text:c="4"/>num_instances=BookInstance.objects.all().count()</text:p>
      <text:p text:style-name="P5"><text:s text:c="4"/># Доступные книги (статус = 'a')</text:p>
      <text:p text:style-name="P5"><text:s text:c="4"/>num_instances_available=BookInstance.objects.filter(status__exact='a').count()</text:p>
      <text:p text:style-name="P5"><text:s text:c="4"/>num_authors=Author.objects.count() <text:s/># Метод 'all()' применён по умолчанию.</text:p>
      <text:p text:style-name="P5"/>
      <text:p text:style-name="P5"><text:s text:c="4"/># Отрисовка HTML-шаблона index.html с данными внутри</text:p>
      <text:p text:style-name="P5"><text:s text:c="4"/># переменной контекста context</text:p>
      <text:p text:style-name="P5"><text:s text:c="4"/>return render(</text:p>
      <text:p text:style-name="P5"><text:s text:c="8"/>request,</text:p>
      <text:p text:style-name="P5"><text:s text:c="8"/>'index.html',</text:p>
      <text:p text:style-name="P5"><text:s text:c="8"/>context={'num_books':num_books,'num_instances':num_instances,'num_instances_available':num_instances_available,'num_authors':num_authors},</text:p>
      <text:p text:style-name="P5"><text:s text:c="4"/>)</text:p>
      <text:p text:style-name="P9"><text:span text:style-name="T20">Первая часть функции отображения получает количество записей при помощи вызова функции </text:span><text:span text:style-name="Source_20_Text"><text:span text:style-name="T30">objects.all()</text:span></text:span><text:span text:style-name="T20"> у атрибута </text:span><text:span text:style-name="Source_20_Text"><text:span text:style-name="T30">objects</text:span></text:span><text:span text:style-name="T20">, доступного для всех классов моделей. Похожим образом мы получаем список объектов </text:span><text:span text:style-name="Source_20_Text"><text:span text:style-name="T30">BookInstance</text:span></text:span><text:span text:style-name="T20">,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63">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20">).</text:span></text:p>
      <text:p text:style-name="P9"><text:span text:style-name="T20">В конце функции </text:span><text:span text:style-name="Source_20_Text"><text:span text:style-name="T30">index</text:span></text:span><text:span text:style-name="T20"> вызывается функция </text:span><text:span text:style-name="Source_20_Text"><text:span text:style-name="T29">render()</text:span></text:span><text:span text:style-name="T20">,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29">request</text:span></text:span><text:span text:style-name="T20"> (типа </text:span><text:span text:style-name="Source_20_Text"><text:span text:style-name="T30">HttpRequest</text:span></text:span><text:span text:style-name="T20">), </text:span><text:span text:style-name="T27">шаблон</text:span><text:span text:style-name="T20"> HTML-страницы с метками (</text:span><text:span text:style-name="Source_20_Text"><text:span text:style-name="T30">placeholders</text:span></text:span><text:span text:style-name="T20">), которые будут замещены данными, а также переменной </text:span><text:span text:style-name="Source_20_Text"><text:span text:style-name="T29">context</text:span></text:span><text:span text:style-name="T20"> (словарь Python, который содержит данные, которые и будут замещать метки в шаблоне).</text:span></text:p>
      <text:h text:style-name="P8" text:outline-level="3"><text:bookmark text:name="шаблон"/><text:a xlink:type="simple" xlink:href="https://developer.mozilla.org/ru/docs/Learn/Server-side/Django/Home_page#шаблон" text:style-name="Internet_20_link" text:visited-style-name="Visited_20_Internet_20_Link"><text:span text:style-name="T21">Шаблон</text:span></text:a></text:h>
      <text:p text:style-name="P93"><text:span text:style-name="T44">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44">templates</text:span></text:span><text:span text:style-name="T44">' внутри вашего приложения. Например, внутри индексной </text:span><text:soft-page-break/><text:span text:style-name="T44">функции отображения, которую мы только что создали, вызов </text:span><text:span text:style-name="Source_20_Text"><text:span text:style-name="T45">render()</text:span></text:span><text:span text:style-name="T44"> будет пытаться найти файл </text:span><text:span text:style-name="Strong_20_Emphasis"><text:span text:style-name="T44">/locallibrary/catalog/templates/</text:span></text:span><text:span text:style-name="Strong_20_Emphasis"><text:span text:style-name="Emphasis"><text:span text:style-name="T44">index.html</text:span></text:span></text:span><text:span text:style-name="T44">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45">127.0.0.1:8000</text:span></text:span><text:span text:style-name="T44">. В результате, в окно браузера будет выведено сообщение об ошибке "TemplateDoesNotExist at /catalog/" и некоторая другая информация.</text:span></text:p>
      <text:p text:style-name="P75"><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9">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9">Создайте новый файл — <text:span text:style-name="T16">/locallibrary/catalog</text:span><text:bookmark-start text:name="__DdeLink__8768_2409993135"/><text:span text:style-name="T16">/templates/base_generic</text:span><text:bookmark-end text:name="__DdeLink__8768_2409993135"/><text:span text:style-name="T16">.html</text:span> — и добавьте в него следующее содержимое:</text:p>
      <text:p text:style-name="P56">&lt;!doctype html&gt;</text:p>
      <text:p text:style-name="P56">&lt;html lang="en"&gt;</text:p>
      <text:p text:style-name="P56"><text:s text:c="2"/>&lt;head&gt;</text:p>
      <text:p text:style-name="P56"><text:s text:c="4"/>{% block title %}&lt;title&gt;Local Library&lt;/title&gt;{% endblock %}</text:p>
      <text:p text:style-name="P56"><text:s text:c="4"/>&lt;meta charset="utf-8" /&gt;</text:p>
      <text:p text:style-name="P56"><text:s text:c="4"/>&lt;meta name="viewport" content="width=device-width, initial-scale=1" /&gt;</text:p>
      <text:p text:style-name="P56"><text:s text:c="4"/>&lt;link</text:p>
      <text:p text:style-name="P56"><text:s text:c="6"/>rel="stylesheet"</text:p>
      <text:p text:style-name="P56"><text:s text:c="6"/>href="https://maxcdn.bootstrapcdn.com/bootstrap/3.3.7/css/bootstrap.min.css" /&gt;</text:p>
      <text:p text:style-name="P56"><text:s text:c="4"/>&lt;script src="https://ajax.googleapis.com/ajax/libs/jquery/1.12.4/jquery.min.js"&gt;&lt;/script&gt;</text:p>
      <text:p text:style-name="P56"><text:s text:c="4"/>&lt;script src="https://maxcdn.bootstrapcdn.com/bootstrap/3.3.7/js/bootstrap.min.js"&gt;&lt;/script&gt;</text:p>
      <text:p text:style-name="P56"/>
      <text:p text:style-name="P56"><text:s text:c="4"/>&lt;!-- Добавление дополнительного статического CSS файла --&gt;</text:p>
      <text:p text:style-name="P56"><text:s text:c="4"/>{% load static %}</text:p>
      <text:p text:style-name="P56"><text:s text:c="4"/>&lt;link rel="stylesheet" href="{% static 'css/styles.css' %}" /&gt;</text:p>
      <text:p text:style-name="P56"><text:s text:c="2"/>&lt;/head&gt;</text:p>
      <text:p text:style-name="P56"/>
      <text:p text:style-name="P56"><text:s text:c="2"/>&lt;body&gt;</text:p>
      <text:p text:style-name="P56"><text:s text:c="4"/>&lt;div class="container-fluid"&gt;</text:p>
      <text:p text:style-name="P56"><text:s text:c="6"/>&lt;div class="row"&gt;</text:p>
      <text:p text:style-name="P56"><text:s text:c="8"/>&lt;div class="col-sm-2"&gt;</text:p>
      <text:p text:style-name="P56"><text:s text:c="10"/>{% block sidebar %}</text:p>
      <text:p text:style-name="P56"><text:s text:c="12"/>&lt;ul class="sidebar-nav"&gt;</text:p>
      <text:p text:style-name="P56"><text:s text:c="14"/>&lt;li&gt;&lt;a href="{% url 'index' %}"&gt;Home&lt;/a&gt;&lt;/li&gt;</text:p>
      <text:p text:style-name="P56"><text:s text:c="14"/>&lt;li&gt;&lt;a href=""&gt;All books&lt;/a&gt;&lt;/li&gt;</text:p>
      <text:p text:style-name="P56"><text:s text:c="14"/>&lt;li&gt;&lt;a href=""&gt;All authors&lt;/a&gt;&lt;/li&gt;</text:p>
      <text:p text:style-name="P56"><text:s text:c="12"/>&lt;/ul&gt;</text:p>
      <text:p text:style-name="P56"><text:s text:c="10"/>{% endblock %}</text:p>
      <text:p text:style-name="P56"><text:s text:c="8"/>&lt;/div&gt;</text:p>
      <text:p text:style-name="P56"><text:s text:c="8"/>&lt;div class="col-sm-10 "&gt;{% block content %}{% endblock %}&lt;/div&gt;</text:p>
      <text:p text:style-name="P56"><text:s text:c="6"/>&lt;/div&gt;</text:p>
      <text:p text:style-name="P56"><text:s text:c="4"/>&lt;/div&gt;</text:p>
      <text:p text:style-name="P56"><text:s text:c="2"/>&lt;/body&gt;</text:p>
      <text:p text:style-name="P56">&lt;/html&gt;</text:p>
      <text:p text:style-name="P9"><text:span text:style-name="T20">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12">Bootstrap</text:span></text:a><text:span text:style-name="T20"> для лучшего размещения элементов и формирования внешнего вида HTML страницы. Применение </text:span><text:soft-page-break/><text:span text:style-name="T20">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9">Базовый шаблон ссылается на локальный файл css (styles.css), который предоставляет дополнительные стили. Создайте /<text:span text:style-name="T16">locallibrary/catalog/static/css/styles.css</text:span> и добавьте в него следующее содержимое:</text:p>
      <text:p text:style-name="P56">.sidebar-nav {</text:p>
      <text:p text:style-name="P56"><text:s text:c="2"/>margin-top: 20px;</text:p>
      <text:p text:style-name="P56"><text:s text:c="2"/>padding: 0;</text:p>
      <text:p text:style-name="P56"><text:s text:c="2"/>list-style: none;</text:p>
      <text:p text:style-name="P56">}</text:p>
      <text:p text:style-name="P76"><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26">Создайте файл HTML <text:span text:style-name="T16">/locallibrary/catalog/templates/</text:span><text:bookmark-start text:name="__DdeLink__8770_2409993135"/><text:span text:style-name="T16">index</text:span><text:bookmark-end text:name="__DdeLink__8770_2409993135"/><text:span text:style-name="T16">.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60">{% extends "base_generic.html" %}</text:p>
      <text:p text:style-name="P60"/>
      <text:p text:style-name="P60">{% block content %}</text:p>
      <text:p text:style-name="P60">&lt;h1&gt;Local Library Home&lt;/h1&gt;</text:p>
      <text:p text:style-name="P60"/>
      <text:p text:style-name="P60"><text:s text:c="2"/>&lt;p&gt;Welcome to &lt;em&gt;LocalLibrary&lt;/em&gt;, a very basic Django website developed as a tutorial example on the Mozilla Developer Network.&lt;/p&gt;</text:p>
      <text:p text:style-name="P60"/>
      <text:p text:style-name="P60">&lt;h2&gt;Dynamic content&lt;/h2&gt;</text:p>
      <text:p text:style-name="P60"/>
      <text:p text:style-name="P60"><text:s text:c="2"/>&lt;p&gt;The library has the following record counts:&lt;/p&gt;</text:p>
      <text:p text:style-name="P60"><text:s text:c="2"/>&lt;ul&gt;</text:p>
      <text:p text:style-name="P60"><text:s text:c="4"/>&lt;li&gt;&lt;strong&gt;Books:&lt;/strong&gt; {{ num_books }}&lt;/li&gt;</text:p>
      <text:p text:style-name="P60"><text:s text:c="4"/>&lt;li&gt;&lt;strong&gt;Copies:&lt;/strong&gt; {{ num_instances }}&lt;/li&gt;</text:p>
      <text:p text:style-name="P60"><text:s text:c="4"/>&lt;li&gt;&lt;strong&gt;Copies available:&lt;/strong&gt; {{ num_instances_available }}&lt;/li&gt;</text:p>
      <text:p text:style-name="P60"><text:s text:c="4"/>&lt;li&gt;&lt;strong&gt;Authors:&lt;/strong&gt; {{ num_authors }}&lt;/li&gt;</text:p>
      <text:p text:style-name="P60"><text:s text:c="2"/>&lt;/ul&gt;</text:p>
      <text:p text:style-name="P60"/>
      <text:p text:style-name="P60">{% endblock %}</text:p>
      <text:p text:style-name="P26">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26"><text:span text:style-name="T1">Примечание</text:span>: <text:span text:style-name="T75">Переменные шаблона</text:span> заключаются в двойные фигурные скобки (<text:span text:style-name="T75">{{ num_books }}</text:span>) , а <text:span text:style-name="T75">тэги шаблона (функции шаблона)</text:span>, помещаются в одинарные фигурные скобки со знаками процента (<text:span text:style-name="T75">{% extends "base_generic.html" %}</text:span>).</text:p>
      <text:p text:style-name="P76"><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26">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26"/>
      <text:p text:style-name="P26"><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24"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22">Как теперь все это выглядит?</text:span></text:a></text:h>
      <text:p text:style-name="P93"><text:span text:style-name="T44">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45">python3 manage.py runserver</text:span></text:span><text:span text:style-name="T44">) и введите в ваш браузер адрес </text:span><text:a xlink:type="simple" xlink:href="http://127.0.0.1:7000/" text:style-name="Internet_20_link" text:visited-style-name="Visited_20_Internet_20_Link"><text:span text:style-name="Source_20_Text"><text:span text:style-name="T53">http://127.0.0.1:</text:span></text:span></text:a><text:a xlink:type="simple" xlink:href="http://127.0.0.1:7000/" text:style-name="Internet_20_link" text:visited-style-name="Visited_20_Internet_20_Link"><text:span text:style-name="Source_20_Text"><text:span text:style-name="T54">7</text:span></text:span></text:a><text:a xlink:type="simple" xlink:href="http://127.0.0.1:7000/" text:style-name="Internet_20_link" text:visited-style-name="Visited_20_Internet_20_Link"><text:span text:style-name="Source_20_Text"><text:span text:style-name="T53">000/</text:span></text:span></text:a><text:span text:style-name="Source_20_Text"><text:span text:style-name="T45"> </text:span></text:span><text:span text:style-name="T44">. Если все настроено как надо, то ваш сайт должен выглядеть </text:span><text:span text:style-name="T48">как показано на следующей картинке</text:span><text:span text:style-name="T44">.</text:span></text:p>
      <text:p text:style-name="P79"><draw:frame draw:style-name="fr2" draw:name="Изображение1" text:anchor-type="char" svg:width="17cm" svg:height="5.95cm" draw:z-index="0"><draw:image xlink:href="Pictures/10000001000003D100000156E2C3DB91673B08FB.png" xlink:type="simple" xlink:show="embed" xlink:actuate="onLoad" draw:mime-type="image/png"/></draw:frame><text:span text:style-name="T82">Сделаем коммит (</text:span><text:bookmark-start text:name="__DdeLink__8777_2409993135"/><text:bookmark text:name="__DdeLink__8757_24099931351"/><text:span text:style-name="T25">часть 5 </text:span><text:span text:style-name="T26">completed</text:span><text:bookmark-end text:name="__DdeLink__8777_2409993135"/><text:span text:style-name="T82">) и </text:span><text:span text:style-name="T81">пуш</text:span><text:span text:style-name="T82"> на </text:span><text:span text:style-name="T83">ГитХаб</text:span></text:p>
      <text:p text:style-name="P90"><text:span text:style-name="T58">Позднее</text:span><text:span text:style-name="T57"> </text:span><text:bookmark text:name="проверьте_себя1"/><text:a xlink:type="simple" xlink:href="https://developer.mozilla.org/ru/docs/Learn/Server-side/Django/Home_page#проверьте_себя" text:style-name="Internet_20_link" text:visited-style-name="Visited_20_Internet_20_Link"><text:span text:style-name="T56">Проверьте себя</text:span></text:a></text:p>
      <text:p text:style-name="P77"><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29"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22">Страница со списком книг</text:span></text:a></text:h>
      <text:p text:style-name="P31">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30"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22">Преобразования URL-адресов</text:span></text:a></text:h>
      <text:p text:style-name="P31">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61">urlpatterns = [</text:p>
      <text:p text:style-name="P61"><text:s text:c="4"/>path('', views.index, name='index'),</text:p>
      <text:p text:style-name="P61"><text:s text:c="4"/>path('books/', views.BookListView.as_view(), name='books'),</text:p>
      <text:p text:style-name="P61">]</text:p>
      <text:p text:style-name="P31">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31">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31">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30"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22">Отображение (на основе базового класса)</text:span></text:a></text:h>
      <text:p text:style-name="P93"><text:span text:style-name="T44">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45">render()</text:span></text:span><text:span text:style-name="T44">,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50">ListView</text:span><text:span text:style-name="T44">).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95"><text:span text:style-name="T44">Откройте </text:span><text:span text:style-name="Strong_20_Emphasis"><text:span text:style-name="T44">catalog/</text:span></text:span><text:span text:style-name="Strong_20_Emphasis"><text:span text:style-name="T50">views.py</text:span></text:span><text:span text:style-name="T44"> и скопируйте следующий код, в нижнюю часть данного файла:</text:span></text:p>
      <text:p text:style-name="P61">from django.views import generic</text:p>
      <text:p text:style-name="P61"/>
      <text:p text:style-name="P61">class BookListView(generic.ListView):</text:p>
      <text:p text:style-name="P61"><text:s text:c="4"/>model = Book</text:p>
      <text:p text:style-name="P31">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75">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31">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70">class BookListView(generic.ListView):</text:p>
      <text:p text:style-name="P70"><text:s text:c="4"/>model = Book</text:p>
      <text:p text:style-name="P70"><text:s text:c="4"/>context_object_name = 'my_book_list' <text:s text:c="2"/># ваше собственное имя переменной контекста в шаблоне</text:p>
      <text:p text:style-name="P70"><text:s text:c="4"/>queryset = Book.objects.filter(title__icontains='war')[:5] # Получение 5 книг, содержащих слово 'war' в заголовке</text:p>
      <text:p text:style-name="P70"><text:s text:c="4"/>template_name = 'books/my_arbitrary_template_name_list.html' <text:s/># Определение имени вашего шаблона и его расположения</text:p>
      <text:p text:style-name="P77"><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31">Пока что вам не приходилось этого делать, но у вас имеется возможность переопределять некоторые методы класса отображения.</text:p>
      <text:p text:style-name="P31">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70">class BookListView(generic.ListView):</text:p>
      <text:p text:style-name="P70"><text:s text:c="4"/>model = Book</text:p>
      <text:p text:style-name="P70"/>
      <text:p text:style-name="P70"><text:s text:c="4"/>def get_queryset(self):</text:p>
      <text:p text:style-name="P70"><text:s text:c="8"/>return Book.objects.filter(title__icontains='war')[:5] # Получить 5 книг, содержащих 'war' в заголовке</text:p>
      <text:p text:style-name="P31">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70">class BookListView(generic.ListView):</text:p>
      <text:p text:style-name="P70"><text:s text:c="4"/>model = Book</text:p>
      <text:p text:style-name="P70"/>
      <text:p text:style-name="P70"><text:s text:c="4"/>def get_context_data(self, **kwargs):</text:p>
      <text:p text:style-name="P70"><text:s text:c="8"/># В первую очередь получаем базовую реализацию контекста</text:p>
      <text:p text:style-name="P70"><text:s text:c="8"/>context = super(BookListView, self).get_context_data(**kwargs)</text:p>
      <text:p text:style-name="P70"><text:s text:c="8"/># Добавляем новую переменную к контексту и инициализируем её некоторым значением</text:p>
      <text:p text:style-name="P70"><text:s text:c="8"/>context['<text:span text:style-name="T1">some_data</text:span>'] = 'This is just some data'</text:p>
      <text:p text:style-name="P70"><text:s text:c="8"/>return context</text:p>
      <text:p text:style-name="P31">В процессе выполнения всего этого важно придерживаться определённой последовательности действий:</text:p>
      <text:p text:style-name="P31"><text:span text:style-name="T85">1.</text:span>В первую очередь - получить существующий контекст из нашего суперкласса.</text:p>
      <text:p text:style-name="P31"><text:span text:style-name="T85">2.</text:span>Затем добавить в контекст новую информацию.</text:p>
      <text:p text:style-name="P31"><text:span text:style-name="T85">3.</text:span>Затем вернуть новый (обновлённый) контекст.</text:p>
      <text:h text:style-name="P30"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22">Создание шаблона Отображения Списка</text:span></text:a></text:h>
      <text:p text:style-name="P31">Создайте HTML-файл <text:bookmark-start text:name="__DdeLink__8784_2409993135"/>/locallibrary/catalog/templates/<text:span text:style-name="T10">catalog/book_list</text:span><text:bookmark-end text:name="__DdeLink__8784_2409993135"/><text:span text:style-name="T10">.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31">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61">{% extends "base_generic.html" %}</text:p>
      <text:p text:style-name="P61"/>
      <text:p text:style-name="P61">{% block content %}</text:p>
      <text:p text:style-name="P61"><text:s text:c="4"/>&lt;h1&gt;Book List&lt;/h1&gt;</text:p>
      <text:p text:style-name="P61"/>
      <text:p text:style-name="P61"><text:s text:c="4"/>{% if book_list %}</text:p>
      <text:p text:style-name="P61"><text:s text:c="4"/>&lt;ul&gt;</text:p>
      <text:p text:style-name="P61"/>
      <text:p text:style-name="P61"><text:s text:c="6"/>{% for book in <text:span text:style-name="T1">book_list</text:span> %}</text:p>
      <text:p text:style-name="P61"><text:s text:c="6"/>&lt;li&gt;</text:p>
      <text:p text:style-name="P61"><text:s text:c="8"/>&lt;a href="{{ book.get_absolute_url }}"&gt;{{ book.title }}&lt;/a&gt; ({{book.author}})</text:p>
      <text:p text:style-name="P61"><text:s text:c="6"/>&lt;/li&gt;</text:p>
      <text:p text:style-name="P61"><text:s text:c="6"/>{% endfor %}</text:p>
      <text:p text:style-name="P61"/>
      <text:p text:style-name="P61"><text:s text:c="4"/>&lt;/ul&gt;</text:p>
      <text:p text:style-name="P61"><text:s text:c="4"/>{% else %}</text:p>
      <text:p text:style-name="P61"><text:s text:c="6"/>&lt;p&gt;There are no books in the library.&lt;/p&gt;</text:p>
      <text:p text:style-name="P61"><text:s text:c="4"/>{% endif %}</text:p>
      <text:p text:style-name="P61">{% endblock %}</text:p>
      <text:p text:style-name="P70">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77"><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31">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26"/>
      <text:p text:style-name="P26"><text:soft-page-break/>&lt;li&gt;&lt;a href="{% url 'index' %}"&gt;Home&lt;/a&gt;&lt;/li&gt;</text:p>
      <text:p text:style-name="P26">&lt;li&gt;&lt;a href="<text:span text:style-name="T16">{% url 'books' %}</text:span>"&gt;All books&lt;/a&gt;&lt;/li&gt;</text:p>
      <text:p text:style-name="P26">&lt;li&gt;&lt;a href=""&gt;All authors&lt;/a&gt;&lt;/li&gt;</text:p>
      <text:h text:style-name="P25"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22">Как же теперь все это выглядит?</text:span></text:a></text:h>
      <text:p text:style-name="P5">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75">Мы покажем страницы со списком и подробной информацией о книге после следующего раздела.</text:span></text:p>
      <text:h text:style-name="P24"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22">Страница с подробной информацией о книге</text:span></text:a></text:h>
      <text:p text:style-name="P26">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76"><text:a xlink:type="simple" xlink:href="https://developer.mozilla.org/ru/docs/Learn/Server-side/Django/Generic_views#url-преобразования" text:style-name="Internet_20_link" text:visited-style-name="Visited_20_Internet_20_Link">URL-преобразования</text:a></text:p>
      <text:p text:style-name="P26">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26">from django.urls import path</text:p>
      <text:p text:style-name="P26">from . import views</text:p>
      <text:p text:style-name="P60">from django.conf.urls import url</text:p>
      <text:p text:style-name="P26"/>
      <text:p text:style-name="P60">urlpatterns = [</text:p>
      <text:p text:style-name="P60"><text:s text:c="4"/>url(r'^$', views.index, name='index'),</text:p>
      <text:p text:style-name="P60"><text:s text:c="4"/>url(r'^books/$', views.BookListView.as_view(), name='books'),</text:p>
      <text:p text:style-name="P60"><text:s text:c="4"/>url(<text:span text:style-name="T1">r'^book/(?P&lt;pk&gt;\d+)$'</text:span>, views.BookDetailView.as_view(), name='book-detail'),</text:p>
      <text:p text:style-name="P60">]</text:p>
      <text:p text:style-name="P26"/>
      <text:p text:style-name="P26">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78"><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78"><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25"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22">Отображение (на основе класса)</text:span></text:a></text:h>
      <text:p text:style-name="P26">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25"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22">Создание шаблона детальной информации</text:span></text:a></text:h>
      <text:p text:style-name="P26">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60">{% extends "base_generic.html" %}</text:p>
      <text:p text:style-name="P60"/>
      <text:p text:style-name="P60">{% block content %}</text:p>
      <text:p text:style-name="P60"><text:s text:c="2"/>&lt;h1&gt;Title: {{ book.title }}&lt;/h1&gt;</text:p>
      <text:p text:style-name="P60"><text:soft-page-break/></text:p>
      <text:p text:style-name="P60"><text:s text:c="2"/>&lt;p&gt;&lt;strong&gt;Author:&lt;/strong&gt; &lt;a href=""&gt;{{ book.author }}&lt;/a&gt;&lt;/p&gt; &lt;!-- author detail link not yet defined --&gt;</text:p>
      <text:p text:style-name="P60"><text:s text:c="2"/>&lt;p&gt;&lt;strong&gt;Summary:&lt;/strong&gt; {{ book.summary }}&lt;/p&gt;</text:p>
      <text:p text:style-name="P60"><text:s text:c="2"/>&lt;p&gt;&lt;strong&gt;ISBN:&lt;/strong&gt; {{ book.isbn }}&lt;/p&gt;</text:p>
      <text:p text:style-name="P60"><text:s text:c="2"/>&lt;p&gt;&lt;strong&gt;Language:&lt;/strong&gt; {{ book.language }}&lt;/p&gt;</text:p>
      <text:p text:style-name="P60"><text:s text:c="2"/>&lt;p&gt;&lt;strong&gt;Genre:&lt;/strong&gt; {% for genre in book.genre.all %} {{ genre }}{% if not forloop.last %}, {% endif %}{% endfor %}&lt;/p&gt;</text:p>
      <text:p text:style-name="P60"/>
      <text:p text:style-name="P60"><text:s text:c="2"/>&lt;div style="margin-left:20px;margin-top:20px"&gt;</text:p>
      <text:p text:style-name="P60"><text:s text:c="4"/>&lt;h4&gt;Copies&lt;/h4&gt;</text:p>
      <text:p text:style-name="P60"/>
      <text:p text:style-name="P60"><text:s text:c="4"/>{% for copy in book.bookinstance_set.all %}</text:p>
      <text:p text:style-name="P60"><text:s text:c="4"/>&lt;hr&gt;</text:p>
      <text:p text:style-name="P60"><text:s text:c="4"/>&lt;p class="{% if copy.status == 'a' %}text-success{% elif copy.status == 'd' %}text-danger{% else %}text-warning{% endif %}"&gt;{{ copy.get_status_display }}&lt;/p&gt;</text:p>
      <text:p text:style-name="P60"><text:s text:c="4"/>{% if copy.status != 'a' %}&lt;p&gt;&lt;strong&gt;Due to be returned:&lt;/strong&gt; {{copy.due_back}}&lt;/p&gt;{% endif %}</text:p>
      <text:p text:style-name="P60"><text:s text:c="4"/>&lt;p&gt;&lt;strong&gt;Imprint:&lt;/strong&gt; {{copy.imprint}}&lt;/p&gt;</text:p>
      <text:p text:style-name="P60"><text:s text:c="4"/>&lt;p class="text-muted"&gt;&lt;strong&gt;Id:&lt;/strong&gt; {{copy.id}}&lt;/p&gt;</text:p>
      <text:p text:style-name="P60"><text:s text:c="4"/>{% endfor %}</text:p>
      <text:p text:style-name="P60"><text:s text:c="2"/>&lt;/div&gt;</text:p>
      <text:p text:style-name="P60">{% endblock %}</text:p>
      <text:p text:style-name="P26"><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71">&lt;a href="{% url 'author-detail' book.author.pk %}"&gt;{{ book.author }}&lt;/a&gt;</text:p>
      <text:p text:style-name="P26">Хотя и несколько больше, но почти все в данном шаблоне нам уже встречалось ранее:</text:p>
      <text:p text:style-name="P26">*Мы расширяем наш базовый шаблон и переопределяем блок content.</text:p>
      <text:p text:style-name="P26">*Мы используем условие if для показа того, или иного содержимого.</text:p>
      <text:p text:style-name="P26">*Мы используем циклы for того, чтобы пробежаться по элементам (объектам) в соответствующих списках.</text:p>
      <text:p text:style-name="P26">*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32"><text:span text:style-name="T86">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66">book.bookinstance_set.all()</text:span></text:a></text:p>
      <text:p text:style-name="P26"/>
      <text:h text:style-name="P24"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22">Как это теперь выглядит?</text:span></text:a></text:h>
      <text:p text:style-name="P33">Наступила путаница, <text:span text:style-name="T87">варианта два: </text:span></text:p>
      <text:p text:style-name="P33"><text:span text:style-name="T4">1. или полностью взять код с ГитХаб</text:span><text:span text:style-name="T87"> </text:span></text:p>
      <text:p text:style-name="P35">Создал проект Yandex.Disk/PYTHON_ubuntu/REPOS/<text:span text:style-name="T1">Libriary</text:span> и в нем выполнил команду</text:p>
      <text:p text:style-name="P35">(.venv) oleg@oleg-MS-7C52:~/Yandex.Disk/PYTHON_ubuntu/REPOS/Libriary$ <text:span text:style-name="T16">git clone git@github.com:mdn/django-locallibrary-tutorial.git</text:span></text:p>
      <text:p text:style-name="P36">Установил <text:span text:style-name="T5">requirements.txt</text:span> в окружение </text:p>
      <text:p text:style-name="P33">(.venv) oleg@oleg-MS-7C52:~/Yandex.Disk/PYTHON_ubuntu/REPOS/Libriary/django-locallibrary-tutorial$ <text:span text:style-name="T16">pip install -r requirements.txt</text:span></text:p>
      <text:p text:style-name="P36">Запустил сайт </text:p>
      <text:p text:style-name="P33">(.venv) oleg@oleg-MS-7C52:~/Yandex.Disk/PYTHON_ubuntu/REPOS/Libriary/django-locallibrary-tutorial$ <text:span text:style-name="T16">python3 manage.py runserver</text:span></text:p>
      <text:p text:style-name="P88">Ошибка в браузере</text:p>
      <text:p text:style-name="P84">OperationalError at /catalog/</text:p>
      <text:p text:style-name="P84">no such table: catalog_book</text:p>
      <text:p text:style-name="P81"><text:soft-page-break/>В PyCharm <text:span text:style-name="T88">(Terminal)</text:span></text:p>
      <text:p text:style-name="P85">django.db.utils.OperationalError: no such table: catalog_book</text:p>
      <text:p text:style-name="P85">[30/Dec/2023 08:26:55] <text:span text:style-name="T1">"GET /catalog/ HTTP/1.1" 500 132522</text:span></text:p>
      <text:p text:style-name="P82"/>
      <text:p text:style-name="P82"/>
      <text:p text:style-name="P74"><text:span text:style-name="T87">2. или брать частями </text:span><text:span text:style-name="T89">с ГитХаб</text:span></text:p>
      <text:p text:style-name="P34">Изменим файл locallibrary/catalog/<text:span text:style-name="T1">urls.py</text:span></text:p>
      <text:p text:style-name="P34">from django.urls import path</text:p>
      <text:p text:style-name="P34">from . import views</text:p>
      <text:p text:style-name="P34"/>
      <text:p text:style-name="P34">urlpatterns = [</text:p>
      <text:p text:style-name="P34"><text:s text:c="4"/>p<text:span text:style-name="T16">ath('', views.index, name='index'),</text:span></text:p>
      <text:p text:style-name="P62"><text:s text:c="4"/>path('books/', views.BookListView.as_view(), name='books'),</text:p>
      <text:p text:style-name="P62"><text:s text:c="4"/>path('book/&lt;int:pk&gt;', views.<text:span text:style-name="T1">BookDetailView.as_view</text:span>(), name='book-detail'),</text:p>
      <text:p text:style-name="P34"><text:s text:c="4"/>path('authors/', views.AuthorListView.as_view(), name='authors'),</text:p>
      <text:p text:style-name="P34"><text:s text:c="4"/>path('author/&lt;int:pk&gt;',</text:p>
      <text:p text:style-name="P34"><text:s text:c="9"/>views.AuthorDetailView.as_view(), name='author-detail'),</text:p>
      <text:p text:style-name="P34">]</text:p>
      <text:p text:style-name="P34">Файл locallibrary/catalog/<text:span text:style-name="T1">views.py</text:span> добавим <text:span text:style-name="T1">BookDetailView.as_view</text:span>(),</text:p>
      <text:p text:style-name="P34"/>
      <text:p text:style-name="P37"><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64">Django Часть 8: Аутентификация и авторизация пользователя</text:span></text:a> и оттуда копировать идеи в <text:span text:style-name="T1">new_photo_blog</text:span> </text:p>
      <text:p text:style-name="P38"><text:span text:style-name="T75">Сложно, поскольку еще есть важный урок </text:span><text:a xlink:type="simple" xlink:href="https://developer.mozilla.org/ru/docs/Learn/Server-side/Django/Sessions" text:style-name="Internet_20_link" text:visited-style-name="Visited_20_Internet_20_Link"><text:span text:style-name="T67">Руководство часть 7: Сессии</text:span></text:a> </text:p>
      <text:p text:style-name="P38"><text:span text:style-name="T13">2023.1.1</text:span> </text:p>
      <text:p text:style-name="P38"><text:span text:style-name="T1">4. Продолжать прохождение</text:span> <text:a xlink:type="simple" xlink:href="https://developer.mozilla.org/ru/docs/Learn/Server-side/Django/Generic_views" text:style-name="Internet_20_link" text:visited-style-name="Visited_20_Internet_20_Link"><text:span text:style-name="T65">Руководство часть 6: Отображение списков и детальной информации</text:span></text:a><text:span text:style-name="T84"> </text:span>и далее уроки с использованием кода с <text:a xlink:type="simple" xlink:href="https://github.com/mdn/django-locallibrary-tutorial/tree/main" text:style-name="Internet_20_link" text:visited-style-name="Visited_20_Internet_20_Link"><text:span text:style-name="T64">ГитХаб</text:span></text:a> <text:span text:style-name="T90">или из </text:span><text:span text:style-name="T6">REPOS/Libriary</text:span><text:span text:style-name="T90"> </text:span></text:p>
      <text:p text:style-name="P44">Состояние кода таково, что работают ссылки</text:p>
      <text:p text:style-name="P44"><text:a xlink:type="simple" xlink:href="http://127.0.0.1:7000/catalog/" text:style-name="Internet_20_link" text:visited-style-name="Visited_20_Internet_20_Link"><text:span text:style-name="T1">http://127.0.0.1:7000/catalog/</text:span></text:a> </text:p>
      <text:p text:style-name="P37"><text:a xlink:type="simple" xlink:href="http://127.0.0.1:7000/admin/" text:style-name="Internet_20_link" text:visited-style-name="Visited_20_Internet_20_Link"><text:span text:style-name="T1">http://127.0.0.1:7000/admin/</text:span></text:a> </text:p>
      <text:p text:style-name="P45">ссылка <text:a xlink:type="simple" xlink:href="http://127.0.0.1:7000/catalog/books/" text:style-name="Internet_20_link" text:visited-style-name="Visited_20_Internet_20_Link"><text:span text:style-name="T1">http://127.0.0.1:7000/catalog/books/</text:span></text:a> ругается:</text:p>
      <text:p text:style-name="P86">django.urls.exceptions.NoReverseMatch: Reverse for 'book-detail' not found. 'book-detail' is not a valid view function or pattern name.</text:p>
      <text:p text:style-name="P45">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45"/>
      <text:p text:style-name="P46">Забавно, в <text:span text:style-name="T87">locallibrary/catalog/</text:span><text:span text:style-name="T4">views.p </text:span>заменил <text:span text:style-name="T7">class BookListView(generic.ListView)</text:span><text:span text:style-name="T91">: </text:span>на</text:p>
      <text:p text:style-name="P63">class BookListView(generic.ListView):</text:p>
      <text:p text:style-name="P63"><text:s text:c="4"/>model = Book</text:p>
      <text:p text:style-name="P63"><text:s text:c="4"/>context_object_name = 'my_book_list' <text:s text:c="2"/># ваше собственное имя переменной контекста в шаблоне</text:p>
      <text:p text:style-name="P63"><text:s text:c="4"/>queryset = Book.objects.filter(title__icontains='war')[:5] # Получение 5 книг, содержащих слово 'war' в заголовке</text:p>
      <text:p text:style-name="P63"><text:s text:c="4"/>template_name = 'books/my_arbitrary_template_name_list.html' <text:s/># Определение имени вашего шаблона и его расположения</text:p>
      <text:p text:style-name="P46">теперь <text:span text:style-name="T91">ссылка </text:span><text:a xlink:type="simple" xlink:href="http://127.0.0.1:7000/catalog/books/" text:style-name="Internet_20_link" text:visited-style-name="Visited_20_Internet_20_Link"><text:span text:style-name="T7">http://127.0.0.1:7000/catalog/books/</text:span></text:a><text:span text:style-name="T91"> </text:span></text:p>
      <text:p text:style-name="P46">выдает</text:p>
      <text:p text:style-name="P63">Book List</text:p>
      <text:p text:style-name="P63">There are no books in the library.</text:p>
      <text:p text:style-name="P46">Пробуем добавить через <text:a xlink:type="simple" xlink:href="http://127.0.0.1:7000/admin/" text:style-name="Internet_20_link" text:visited-style-name="Visited_20_Internet_20_Link"><text:span text:style-name="T8">http://127.0.0.1:7000/admin/</text:span></text:a><text:span text:style-name="T93"> </text:span>в базу книгу <text:span text:style-name="T1">Civil war</text:span> с <text:span text:style-name="T7">war</text:span><text:span text:style-name="T91"> </text:span>в названии</text:p>
      <text:p text:style-name="P64">Проверил через <text:span text:style-name="T1">DB Browser for </text:span><text:span text:style-name="T2">SQLite</text:span><text:span text:style-name="T78"> — </text:span>книга добавилась</text:p>
      <text:p text:style-name="P47">Но <text:span text:style-name="T91">ссылка </text:span><text:a xlink:type="simple" xlink:href="http://127.0.0.1:7000/catalog/books/" text:style-name="Internet_20_link" text:visited-style-name="Visited_20_Internet_20_Link"><text:span text:style-name="T7">http://127.0.0.1:7000/catalog/books/</text:span></text:a><text:span text:style-name="T91"> </text:span><text:span text:style-name="T92">выдает </text:span>тот же ответ</text:p>
      <text:p text:style-name="P40">Поменял в <text:span text:style-name="T91">ocallibrary/catalog/</text:span><text:span text:style-name="T7">views.py</text:span><text:span text:style-name="T91"> </text:span></text:p>
      <text:p text:style-name="P40"><text:soft-page-break/><text:s text:c="4"/>context_object_name = '<text:span text:style-name="T1">my_book_list</text:span>' <text:s/></text:p>
      <text:p text:style-name="P40">на</text:p>
      <text:p text:style-name="P40"><text:s text:c="4"/><text:span text:style-name="T16">context_object_name = '</text:span><text:span text:style-name="T10">book_list'</text:span> <text:s/></text:p>
      <text:p text:style-name="P40">ссылка http://127.0.0.1:7000/catalog/books/ опять ругается:</text:p>
      <text:p text:style-name="P87">django.urls.exceptions.NoReverseMatch: Reverse for 'book-detail' not found. 'book-detail' is not a valid view function or pattern name.</text:p>
      <text:p text:style-name="P40">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40"/>
      <text:p text:style-name="P48"><text:span text:style-name="T91">З</text:span>аменил в catalog/templates/catalog/<text:span text:style-name="T1">book_list.html</text:span> </text:p>
      <text:p text:style-name="P40"><text:s text:c="8"/>&lt;a href="{{ <text:span text:style-name="T1">book.get_absolute_url </text:span>}}"&gt;{{ book.title }}&lt;/a&gt; ({{book.author}})</text:p>
      <text:p text:style-name="P49">на </text:p>
      <text:p text:style-name="P65"><text:s text:c="7"/>&lt;a href="{{ <text:span text:style-name="T1">book.title</text:span> }}"&gt;{{ book.title }}&lt;/a&gt; ({{book.author}})</text:p>
      <text:p text:style-name="P49">Исключение <text:span text:style-name="T10">пропало</text:span>, <text:span text:style-name="T1">получается</text:span> не работает в models.py функция <text:span text:style-name="T9">get_absolute_url</text:span> — в<text:span text:style-name="T94"> </text:span>locallibrary/catalog/<text:span text:style-name="T1">urls.py</text:span> <text:span text:style-name="T95">нет адреса с именем </text:span><text:span text:style-name="T96">book-detail</text:span><text:span text:style-name="T72">,</text:span> <text:span text:style-name="T98">его нужно прописать</text:span></text:p>
      <text:p text:style-name="P50">Файл locallibrary/catalog/<text:span text:style-name="T1">views.py</text:span> возвращаем код:</text:p>
      <text:p text:style-name="P66">class BookListView(generic.ListView):</text:p>
      <text:p text:style-name="P66"><text:s text:c="4"/>model = Book</text:p>
      <text:p text:style-name="P40"/>
      <text:p text:style-name="P51">Переделываем <text:span text:style-name="T99">в </text:span><text:span text:style-name="Source_20_Text"><text:span text:style-name="T31">urlpatterns </text:span></text:span><text:span text:style-name="Source_20_Text"><text:span text:style-name="T32">path</text:span></text:span><text:span text:style-name="Source_20_Text"><text:span text:style-name="T31"> вместо </text:span></text:span><text:span text:style-name="Source_20_Text"><text:span text:style-name="T32">url</text:span></text:span></text:p>
      <text:h text:style-name="P27"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22">Страница с подробной информацией о книге</text:span></text:a></text:h>
      <text:p text:style-name="P28">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65">urlpatterns = [</text:p>
      <text:p text:style-name="P65"><text:s text:c="4"/>path('', views.index, name='index'),</text:p>
      <text:p text:style-name="P65"><text:s text:c="4"/>path('books/', views.BookListView.as_view(), name='books'),</text:p>
      <text:p text:style-name="P65"><text:s text:c="4"/>path('book/&lt;int:pk&gt;', views.BookDetailView.as_view(), name='book-detail'),</text:p>
      <text:p text:style-name="P65">]</text:p>
      <text:h text:style-name="P39" text:outline-level="3"><text:bookmark-start text:name="отображение_на_основе_класса1"/><draw:frame draw:style-name="fr1" draw:name="Врезка1" text:anchor-type="char" svg:x="0cm" svg:width="0.041cm" draw:z-index="1"><draw:text-box fo:min-height="0.041cm"><text:p text:style-name="Text_20_body">Copy to Clipboard</text:p></draw:text-box></draw:frame><text:bookmark-end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22">Отображение (на основе класса)</text:span></text:a></text:h>
      <text:p text:style-name="P93"><text:span text:style-name="T46">Откройте </text:span><text:span text:style-name="Strong_20_Emphasis"><text:span text:style-name="T46">catalog/</text:span></text:span><text:span text:style-name="Strong_20_Emphasis"><text:span text:style-name="T51">views.py</text:span></text:span><text:span text:style-name="T46">, и скопируйте следующий код в нижнюю часть файла:</text:span></text:p>
      <text:p text:style-name="P94"><text:bookmark-start text:name="__DdeLink__10562_2540079734"/><text:span text:style-name="Source_20_Text"><text:span text:style-name="T49">class BookDetailView(generic.DetailView):</text:span></text:span></text:p>
      <text:p text:style-name="P96"><text:span text:style-name="Source_20_Text"><text:span text:style-name="T55"><text:s text:c="4"/></text:span></text:span><text:span text:style-name="Source_20_Text"><text:span text:style-name="T49">model = Book</text:span></text:span><text:bookmark-end text:name="__DdeLink__10562_2540079734"/></text:p>
      <text:p text:style-name="P40"/>
      <text:p text:style-name="P52"><text:span text:style-name="T16">УРА! Теперь ссылка </text:span><text:a xlink:type="simple" xlink:href="http://127.0.0.1:7000/catalog/books/" text:style-name="Internet_20_link" text:visited-style-name="Visited_20_Internet_20_Link"><text:span text:style-name="T10">http://127.0.0.1:7000/catalog/books/</text:span></text:a><text:span text:style-name="T16"> работает</text:span></text:p>
      <text:p text:style-name="P67">Book List</text:p>
      <text:p text:style-name="P67">ШИШАЦКИЕ ИСТОРИЯ НАШЕГО РОДА (Шишацкий, Николай)</text:p>
      <text:p text:style-name="P67">Война и мир (Толстой, Лев)</text:p>
      <text:p text:style-name="P67">Анна Каренина (Толстой, Лев)</text:p>
      <text:p text:style-name="P67">Civil war (Shishatskiy, Oleg)</text:p>
      <text:p text:style-name="P42"/>
      <text:p text:style-name="P42"><text:span text:style-name="T16">Сделаем коммит (</text:span><text:bookmark-start text:name="__DdeLink__10565_2540079734"/><text:span text:style-name="T17">works till </text:span><text:a xlink:type="simple" xlink:href="https://developer.mozilla.org/ru/docs/Learn/Server-side/Django/Generic_views#создание_шаблона_детальной_информации" text:style-name="Internet_20_link" text:visited-style-name="Visited_20_Internet_20_Link"><text:span text:style-name="T17">https://developer.mozilla.org/ru/docs/Learn/Server-side/Django/Generic_views#создание_шаблона_детальной_информации</text:span></text:a><text:bookmark-end text:name="__DdeLink__10565_2540079734"/><text:span text:style-name="T16">) </text:span><text:span text:style-name="T17">и пуш на ГитХаб</text:span></text:p>
      <text:p text:style-name="P42"/>
      <text:p text:style-name="P43"><text:span text:style-name="T16">Попробуем взять из </text:span><text:span text:style-name="T10">Libriary</text:span><text:span text:style-name="T16"> и заменить содержимое </text:span><text:span text:style-name="T17">соответствующих </text:span><text:span text:style-name="T18">папок </text:span><text:span text:style-name="T11">catalog</text:span><text:span text:style-name="T18"> и </text:span><text:span text:style-name="T11">locallibrary</text:span><text:span text:style-name="T100"> — </text:span><text:span text:style-name="T97">куча исключений</text:span></text:p>
      <text:p text:style-name="P53"><text:soft-page-break/>Возвращаем код к предыдущему коммиту <text:span text:style-name="T16">git stash save</text:span></text:p>
      <text:p text:style-name="P54"><text:span text:style-name="T14">2023.1.</text:span><text:span text:style-name="T15">3</text:span><text:span text:style-name="T89"> </text:span>Продолжим с </text:p>
      <text:h text:style-name="P41" text:outline-level="3"><text:bookmark text:name="создание_шаблона_детальной_информации1"/><text:a xlink:type="simple" xlink:href="https://developer.mozilla.org/ru/docs/Learn/Server-side/Django/Generic_views#создание_шаблона_детальной_информации" text:style-name="Internet_20_link" text:visited-style-name="Visited_20_Internet_20_Link"><text:span text:style-name="T28">Создание шаблона детальной информации</text:span></text:a></text:h>
      <text:p text:style-name="P113"><text:a xlink:type="simple" xlink:href="https://developer.mozilla.org/ru/docs/Learn/Server-side/Django/Generic_views#:~:text=вы%20должны%20выбрать%20один%20из%20трёх%20вариантов%20дальнейших%20действий%3A" text:style-name="Internet_20_link" text:visited-style-name="Visited_20_Internet_20_Link">вы должны выбрать один из трёх вариантов дальнейших действий:</text:a></text:p>
      <text:p text:style-name="P42"><text:span text:style-name="T101">1.</text:span>Добавить атрибут ordering внутри Meta-класса объявленного в вашей модели.</text:p>
      <text:p text:style-name="P42"><text:span text:style-name="T101">2.</text:span>Добавить атрибут queryset в вашей реализации класса отображения, определяющего order_by().</text:p>
      <text:p text:style-name="P42"><text:span text:style-name="T101">3.</text:span>Добавить метод get_queryset в вашу реализацию класса отображения и также определить метод order_by().</text:p>
      <text:p text:style-name="P42">Если вы выбрали пункт <text:span text:style-name="T1">номер один</text:span> с Meta-классом для модели Author (вероятно, не такой гибкий как вариант с настройкой класса отображения, но тем не менее, достаточно простой), вы должны прийти к чему-то похожему на следующее:</text:p>
      <text:p text:style-name="P104">Получается файл locallibrary/catalog/<text:span text:style-name="T1">models.py</text:span>, в class <text:span text:style-name="T1">Author</text:span>(models.Model): добавляем</text:p>
      <text:p text:style-name="P109"><text:s text:c="4"/>class Meta:</text:p>
      <text:p text:style-name="P109"><text:s text:c="8"/>ordering = ['last_name']</text:p>
      <text:h text:style-name="P101" text:outline-level="2"><text:bookmark text:name="как_это_теперь_выглядит1"/><text:a xlink:type="simple" xlink:href="https://developer.mozilla.org/ru/docs/Learn/Server-side/Django/Generic_views#как_это_теперь_выглядит" text:style-name="Internet_20_link" text:visited-style-name="Visited_20_Internet_20_Link"><text:span text:style-name="T34">Как это теперь выглядит?</text:span></text:a><text:span text:style-name="T33">- </text:span><text:span text:style-name="T37">приблизительно так и выглядит</text:span></text:h>
      <text:h text:style-name="P101" text:outline-level="2"><text:bookmark text:name="постраничный_вывод_pagination"/><text:a xlink:type="simple" xlink:href="https://developer.mozilla.org/ru/docs/Learn/Server-side/Django/Generic_views#постраничный_вывод_pagination" text:style-name="Internet_20_link" text:visited-style-name="Visited_20_Internet_20_Link"><text:span text:style-name="T24">Постраничный вывод (Pagination)</text:span></text:a></text:h>
      <text:p text:style-name="P116"><text:span text:style-name="T36">Откройте catalog/</text:span><text:span text:style-name="T35">views.py</text:span><text:span text:style-name="T36"> и добавьте поле paginate_by как показано жирным в следующем фрагменте.</text:span></text:p>
      <text:p text:style-name="P116"><text:span text:style-name="T36">class BookListView(generic.ListView):</text:span></text:p>
      <text:p text:style-name="P116"><text:span text:style-name="T36"><text:s text:c="4"/>model = Book</text:span></text:p>
      <text:p text:style-name="P119"><text:bookmark-start text:name="__DdeLink__10705_304193901"/><text:span text:style-name="T36"><text:s text:c="4"/>paginate_by = 10</text:span><text:bookmark-end text:name="__DdeLink__10705_304193901"/></text:p>
      <text:p text:style-name="P121"><text:span text:style-name="T36">П</text:span><text:span text:style-name="T33">агинация работает странно? Изменил </text:span><text:span text:style-name="T34">paginate_by = 3</text:span><text:span text:style-name="T33">, ссылка </text:span><text:span text:style-name="T34">All books</text:span><text:span text:style-name="T33"> стала выводить </text:span><text:span text:style-name="T34">3</text:span><text:span text:style-name="T33"> книги, но как просмотреть четвертую - не понятно</text:span></text:p>
      <text:h text:style-name="P102" text:outline-level="3"><text:bookmark text:name="шаблоны"/><text:a xlink:type="simple" xlink:href="https://developer.mozilla.org/ru/docs/Learn/Server-side/Django/Generic_views#шаблоны" text:style-name="Internet_20_link" text:visited-style-name="Visited_20_Internet_20_Link"><text:span text:style-name="T23">Шаблоны</text:span></text:a></text:h>
      <text:p text:style-name="P117"><text:span text:style-name="T33">Теперь, когда данные выводятся постранично, нам надо добавить функциональность переключения между страницами в шаблона страницы. Поскольку мы хотели бы использовать данный механизм для всех списков на сайте, то мы пропишем его в базовом шаблоне сайта.</text:span></text:p>
      <text:p text:style-name="P117"><text:span text:style-name="T33"/></text:p>
      <text:p text:style-name="P117"><text:span text:style-name="T33">Откройте /locallibrary/catalog/templates/</text:span><text:span text:style-name="T34">base_generic.html</text:span><text:span text:style-name="T33"> и, ниже блока </text:span><text:span text:style-name="T34">content</text:span><text:span text:style-name="T33">, вставьте блок (во фрагменте не выделен жирным), отвечающий за постраничный вывод. Данный код, в первую очередь, проверяет "включён" ли механизм постраничного вывода для данной страницы и если это так, то он добавляет ссылки next и previous, соответственно (а также, номер текущей страницы).</text:span></text:p>
      <text:p text:style-name="P120"><text:span text:style-name="T33">{% block pagination %}</text:span></text:p>
      <text:p text:style-name="P120"><text:span text:style-name="T33"><text:s text:c="2"/>{% if is_paginated %}</text:span></text:p>
      <text:p text:style-name="P120"><text:span text:style-name="T33"><text:s text:c="4"/>&lt;div class="pagination"&gt;</text:span></text:p>
      <text:p text:style-name="P120"><text:span text:style-name="T33"><text:s text:c="6"/>&lt;span class="page-links"&gt;</text:span></text:p>
      <text:p text:style-name="P120"><text:span text:style-name="T33"><text:s text:c="8"/>{% if page_obj.has_previous %}</text:span></text:p>
      <text:p text:style-name="P120"><text:span text:style-name="T33"><text:s text:c="10"/>&lt;a href="{{ request.path }}?page={{ page_obj.previous_page_number }}"&gt;previous&lt;/a&gt;</text:span></text:p>
      <text:p text:style-name="P120"><text:span text:style-name="T33"><text:s text:c="8"/>{% endif %}</text:span></text:p>
      <text:p text:style-name="P120"><text:span text:style-name="T33"><text:s text:c="8"/>&lt;span class="page-current"&gt;</text:span></text:p>
      <text:p text:style-name="P120"><text:span text:style-name="T33"><text:s text:c="10"/>Page {{ page_obj.number }} of {{ page_obj.paginator.num_pages }}.</text:span></text:p>
      <text:p text:style-name="P120"><text:span text:style-name="T33"><text:s text:c="8"/>&lt;/span&gt;</text:span></text:p>
      <text:p text:style-name="P120"><text:span text:style-name="T33"><text:s text:c="8"/>{% if page_obj.has_next %}</text:span></text:p>
      <text:p text:style-name="P120"><text:span text:style-name="T33"><text:s text:c="10"/>&lt;a href="{{ request.path }}?page={{ page_obj.next_page_number }}"&gt;next&lt;/a&gt;</text:span></text:p>
      <text:p text:style-name="P120"><text:span text:style-name="T33"><text:s text:c="8"/>{% endif %}</text:span></text:p>
      <text:p text:style-name="P120"><text:span text:style-name="T33"><text:s text:c="6"/>&lt;/span&gt;</text:span></text:p>
      <text:p text:style-name="P120"><text:span text:style-name="T33"><text:s text:c="4"/>&lt;/div&gt;</text:span></text:p>
      <text:p text:style-name="P120"><text:span text:style-name="T33"><text:s text:c="2"/>{% endif %}</text:span></text:p>
      <text:p text:style-name="P120"><text:span text:style-name="T33">{% endblock %}</text:span></text:p>
      <text:p text:style-name="P118"><text:soft-page-break/><text:span text:style-name="T38">Ура</text:span><text:span text:style-name="T33">! Пагинация добавилась, при </text:span><text:span text:style-name="T34">paginate_by = 3</text:span><text:span text:style-name="T33">, ссылка </text:span><text:span text:style-name="T34">All books</text:span><text:span text:style-name="T33"> выводит</text:span></text:p>
      <text:p text:style-name="P120"><text:span text:style-name="T33">Page 1 of 2. next</text:span></text:p>
      <text:h text:style-name="P101" text:outline-level="2"><text:bookmark text:name="проверьте_себя2"/><text:a xlink:type="simple" xlink:href="https://developer.mozilla.org/ru/docs/Learn/Server-side/Django/Generic_views#проверьте_себя" text:style-name="Internet_20_link" text:visited-style-name="Visited_20_Internet_20_Link"><text:span text:style-name="T23">Проверьте себя</text:span></text:a></text:h>
      <text:p text:style-name="P105">Файл locallibrary/catalog/<text:span text:style-name="T1">urls.py </text:span>в <text:span text:style-name="T1">urlpatterns</text:span> добавим ссылки</text:p>
      <text:p text:style-name="P110"><text:s text:c="4"/>path('<text:span text:style-name="T1">authors/</text:span>', views.AuthorListView.as_view(), name='authors'),</text:p>
      <text:p text:style-name="P110"><text:s text:c="4"/>path('<text:span text:style-name="T1">author/&lt;int:pk</text:span>&gt;',</text:p>
      <text:p text:style-name="P110"><text:s text:c="9"/>views.AuthorDetailView.as_view(), name='author-detail'),</text:p>
      <text:p text:style-name="P107">Плюс еще</text:p>
      <text:p text:style-name="P112"># Add URLConf to create, update, and delete authors</text:p>
      <text:p text:style-name="P112">urlpatterns += [</text:p>
      <text:p text:style-name="P112"><text:s text:c="4"/>path('author/create/', views.<text:span text:style-name="T1">AuthorCreate</text:span>.as_view(), name='author-create'),</text:p>
      <text:p text:style-name="P112"><text:s text:c="4"/>path('author/&lt;int:pk&gt;/update/', views.<text:span text:style-name="T1">AuthorUpdate</text:span>.as_view(), name='author-update'),</text:p>
      <text:p text:style-name="P112"><text:s text:c="4"/>path('author/&lt;int:pk&gt;/delete/', views.<text:span text:style-name="T1">AuthorDelete</text:span>.as_view(), name='author-delete'),</text:p>
      <text:p text:style-name="P112">]</text:p>
      <text:p text:style-name="P106">Файл locallibrary/catalog/<text:span text:style-name="T1">views.py</text:span> добавим представления для этих ссылок</text:p>
      <text:p text:style-name="P111">class <text:span text:style-name="T1">AuthorListView</text:span>(generic.ListView):</text:p>
      <text:p text:style-name="P111"><text:s text:c="4"/>"""Generic class-based list view for a list of authors."""</text:p>
      <text:p text:style-name="P111"><text:s text:c="4"/>model = Author</text:p>
      <text:p text:style-name="P111"><text:s text:c="4"/>paginate_by = 10</text:p>
      <text:p text:style-name="P111"/>
      <text:p text:style-name="P111">class <text:span text:style-name="T1">AuthorDetailView</text:span>(generic.DetailView):</text:p>
      <text:p text:style-name="P111"><text:s text:c="4"/>"""Generic class-based detail view for an author."""</text:p>
      <text:p text:style-name="P111"><text:s text:c="4"/>model = Author</text:p>
      <text:p text:style-name="P107">и плюс</text:p>
      <text:p text:style-name="P107"/>
      <text:p text:style-name="P42"/>
      <text:p text:style-name="P42">Когда вы создадите URL-преобразование для страницы с детальной информацией об авторе, вы должны будете обновить шаблон детальной информации о книге (/locallibrary/catalog/templates/catalog/<text:span text:style-name="T1">book_detail.html</text:span>), таким образом, чтобы ссылка автора указывала на страницу с детальной информации о нем (а не быть пустой). Данная ссылка будет иметь вид как указано жирным во фрагменте ниже.</text:p>
      <text:p text:style-name="P42">&lt;p&gt;</text:p>
      <text:p text:style-name="P42"><text:s text:c="2"/>&lt;strong&gt;Author:&lt;/strong&gt;</text:p>
      <text:p text:style-name="P42"><text:s text:c="2"/>&lt;a href="{% url 'author-detail' book.author.pk %}"&gt;{{ book.author }}&lt;/a&gt;</text:p>
      <text:p text:style-name="P42">&lt;/p&gt;</text:p>
      <text:p text:style-name="P42"/>
      <text:p text:style-name="P108">И еще файл locallibrary/catalog/templates/<text:span text:style-name="T1">base_generic.html</text:span> в боковой панели добавим ссылку на список авторов:</text:p>
      <text:p text:style-name="P108">{% block sidebar %}</text:p>
      <text:p text:style-name="P108"><text:s text:c="12"/>&lt;ul class="sidebar-nav"&gt;</text:p>
      <text:p text:style-name="P108"><text:s text:c="16"/>&lt;li&gt;&lt;a href="{% url 'index' %}"&gt;Home&lt;/a&gt;&lt;/li&gt;</text:p>
      <text:p text:style-name="P108"><text:s text:c="16"/>&lt;li&gt;&lt;a href="{% url 'books' %}"&gt;All books&lt;/a&gt;&lt;/li&gt;</text:p>
      <text:p text:style-name="P108"><text:s text:c="16"/>&lt;li&gt;&lt;a href="<text:span text:style-name="T19">{% url 'authors' %}</text:span>"&gt;All authors&lt;/a&gt;&lt;/li&gt;</text:p>
      <text:p text:style-name="P108"><text:s text:c="12"/>&lt;/ul&gt;</text:p>
      <text:p text:style-name="P108"><text:s text:c="12"/>{% endblock %}</text:p>
      <text:p text:style-name="P42">Когда вы закончите, ваши страницы должны будут <text:span text:style-name="T19">выглядеть как на картинке</text:span>.</text:p>
      <text:p text:style-name="P42"/>
      <text:p text:style-name="P42"/>
      <text:p text:style-name="P42"/>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3T11:45:00.383144553</dc:date>
    <meta:editing-duration>PT12H22M43S</meta:editing-duration>
    <meta:editing-cycles>59</meta:editing-cycles>
    <meta:generator>LibreOffice/7.3.7.2$Linux_X86_64 LibreOffice_project/30$Build-2</meta:generator>
    <meta:document-statistic meta:table-count="0" meta:image-count="1" meta:object-count="0" meta:page-count="22" meta:paragraph-count="693" meta:word-count="6127" meta:character-count="51790" meta:non-whitespace-character-count="44754"/>
  </office:meta>
</office:document-meta>
</file>